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85cm" fo:break-before="auto" style:use-optimal-row-height="true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table table:name="questions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correctAnswer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Czy w trakcie prowadzenia pojazdu, wraz z upływem czasu, poprawia się Twoja zdolność dostrzegania znaków i sygnałów drogowych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_9599org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Czy gdy prowadzisz w stanie pobudzenia emocjonalnego, to maleje Twoja zdolność koncentracji uwagi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D30__4_org.mp4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Jakiej kategorii prawo jazdy jest wymagane, gdy chcesz kierować czterokołowcem innym niż lekki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.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AM.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Który z obowiązków dotyczy właściciela samochodu osobowego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dawanie pojazdu okresowym badaniom technicznym.</text:p>
          </table:table-cell>
          <table:table-cell office:value-type="string" calcext:value-type="string">
            <text:p>Zawarcie umowy ubezpieczenia NW.</text:p>
          </table:table-cell>
          <table:table-cell office:value-type="string" calcext:value-type="string">
            <text:p>Zawarcie umowy ubezpieczenia Autocasco.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Kiedy powinieneś sprawdzać ciśnienie w ogumieniu samochodu osobowego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zpośrednio przed rozpoczęciem podróży.</text:p>
          </table:table-cell>
          <table:table-cell office:value-type="string" calcext:value-type="string">
            <text:p>Po zakończeniu jazdy.</text:p>
          </table:table-cell>
          <table:table-cell office:value-type="string" calcext:value-type="string">
            <text:p>Co najmniej dobę przed zaplanowaną podróżą.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string" calcext:value-type="string">
            <text:p>W jaki sposób wolno Ci przewozić ładunek w przyczepie ciągniętej przez samochód osobowy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Ładunek może zasłaniać niektóre światła przyczepy.</text:p>
          </table:table-cell>
          <table:table-cell office:value-type="string" calcext:value-type="string">
            <text:p>Ładunek nie może naruszać stateczności pojazdu.</text:p>
          </table:table-cell>
          <table:table-cell office:value-type="string" calcext:value-type="string">
            <text:p>Ładunek nie musi być zabezpieczony przed zmianą położenia.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W jaki sposób przewieziesz ładunek w przyczepie ciągniętej przez samochód osobowy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bezpieczę go przed przemieszczaniem.</text:p>
          </table:table-cell>
          <table:table-cell office:value-type="string" calcext:value-type="string">
            <text:p>Umieszczę ładunek luźno na przyczepie.</text:p>
          </table:table-cell>
          <table:table-cell office:value-type="string" calcext:value-type="string">
            <text:p>Nie zabezpieczę ładunku przed przemieszczaniem, jeżeli będę jechał wolno.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string" calcext:value-type="string">
            <text:p>Jak przewieziesz ładunek sypki w przyczepie ciągniętej przez samochód osobowy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ezasłonięty - umieszczony poniżej wysokości burt.</text:p>
          </table:table-cell>
          <table:table-cell office:value-type="string" calcext:value-type="string">
            <text:p>Nie przekraczajac prędkości 30 km/h.</text:p>
          </table:table-cell>
          <table:table-cell office:value-type="string" calcext:value-type="string">
            <text:p>Zasłonięty w szczelnej skrzyni ładunkowej.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string" calcext:value-type="string">
            <text:p>Jak powinieneś zabezpieczyć urządzenie, którym zamocowałeś ładunek w przyczepie ciągniętej przez samochód osobowy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k, żeby mocowanie nie rozluźniło się.</text:p>
          </table:table-cell>
          <table:table-cell office:value-type="string" calcext:value-type="string">
            <text:p>Może swobodnie zwisać z przyczepy.</text:p>
          </table:table-cell>
          <table:table-cell office:value-type="string" calcext:value-type="string">
            <text:p>Nie musi być zabezpieczone przed spadnięciem podczas jazdy.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string" calcext:value-type="string">
            <text:p>W jaki sposób powinien być umieszczony ładunek na samochodzie osobowym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że nieznacznie zasłaniać tablice rejestracyjne.</text:p>
          </table:table-cell>
          <table:table-cell office:value-type="string" calcext:value-type="string">
            <text:p>Może zasłaniać tylne światło przeciwmgłowe.</text:p>
          </table:table-cell>
          <table:table-cell office:value-type="string" calcext:value-type="string">
            <text:p>Nie może ograniczać widoczności drogi.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string" calcext:value-type="string">
            <text:p>Jak umieścisz bagaż w samochodzie osobowym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jcięższe bagaże włożę najgłębiej i najniżej, w centralnej części bagażnika.</text:p>
          </table:table-cell>
          <table:table-cell office:value-type="string" calcext:value-type="string">
            <text:p>W dowolny sposób.</text:p>
          </table:table-cell>
          <table:table-cell office:value-type="string" calcext:value-type="string">
            <text:p>Najcięższe bagaże włożę w górnej części bagażnika, nad lżejszymi.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string" calcext:value-type="string">
            <text:p>W jaki sposób umieścisz ładunek na przyczepie samochodu osobowego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k, aby nie zasłaniał świateł przyczepy.</text:p>
          </table:table-cell>
          <table:table-cell office:value-type="string" calcext:value-type="string">
            <text:p>Umieszczę go po jednej stronie przyczepy.</text:p>
          </table:table-cell>
          <table:table-cell office:value-type="string" calcext:value-type="string">
            <text:p>Umieszczę go zawsze w tylnej części przyczepy.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string" calcext:value-type="string">
            <text:p>Czego nie możesz robić kierując samochodem osobowym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ągnąć za pojazdem osoby na sankach.</text:p>
          </table:table-cell>
          <table:table-cell office:value-type="string" calcext:value-type="string">
            <text:p>Korzystać z radia CB.</text:p>
          </table:table-cell>
          <table:table-cell office:value-type="string" calcext:value-type="string">
            <text:p>Przewozić dziecka w foteliku ochronnym na przednim siedzeniu.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string" calcext:value-type="string">
            <text:p>Który z wymienionych sposobów przewożenia gaśnicy w samochodzie osobowym jest właściwy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śnica umieszczona jest na tylnej półce.</text:p>
          </table:table-cell>
          <table:table-cell office:value-type="string" calcext:value-type="string">
            <text:p>Gaśnica umieszczona jest luźno między siedzeniami.</text:p>
          </table:table-cell>
          <table:table-cell office:value-type="string" calcext:value-type="string">
            <text:p>Gaśnica zamocowana pod fotelem pasażera.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Jaki jest cel stosowania układu ASR w samochodzie osobowym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zeciwdziałanie poślizgowi podczas hamowania silnikiem.</text:p>
          </table:table-cell>
          <table:table-cell office:value-type="string" calcext:value-type="string">
            <text:p>Zapobieganie blokowaniu kół hamowanych.</text:p>
          </table:table-cell>
          <table:table-cell office:value-type="string" calcext:value-type="string">
            <text:p>Przeciwdziałanie poślizgowi kół podczas ruszania.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Jaki jest cel stosowania układu ESP w samochodzie osobowym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zeciwdziałanie poślizgowi kół podczas hamowania silnikiem.</text:p>
          </table:table-cell>
          <table:table-cell office:value-type="string" calcext:value-type="string">
            <text:p>Zapobieganie blokowaniu kół hamowanych.</text:p>
          </table:table-cell>
          <table:table-cell office:value-type="string" calcext:value-type="string">
            <text:p>Stabilizowanie ruchu pojazdu podczas jazdy po łuku drogi.</text:p>
          </table:table-cell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string" calcext:value-type="string">
            <text:p>W jaką liczbę gaśnic musi być wyposażony skład dwuwagonowy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dną gaśnicę w każdym wagonie.</text:p>
          </table:table-cell>
          <table:table-cell office:value-type="string" calcext:value-type="string">
            <text:p>Jedną gaśnicę na cały skład.</text:p>
          </table:table-cell>
          <table:table-cell office:value-type="string" calcext:value-type="string">
            <text:p>Co najmniej dwie gaśnice w każdym wagonie.</text:p>
          </table:table-cell>
        </table:table-row>
        <table:table-row table:style-name="ro1">
          <table:table-cell office:value-type="float" office:value="2684" calcext:value-type="float">
            <text:p>2684</text:p>
          </table:table-cell>
          <table:table-cell office:value-type="string" calcext:value-type="string">
            <text:p>Czy kierując tramwajem jesteś obowiązany mieć przy sobie i okazywać na żądanie uprawnionego organu dokument stwierdzający dopuszczenie tramwaju do ruchu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k.</text:p>
          </table:table-cell>
          <table:table-cell office:value-type="string" calcext:value-type="string">
            <text:p>Nie, ponieważ taki dokument znajduje się tylko w zajezdni.</text:p>
          </table:table-cell>
          <table:table-cell office:value-type="string" calcext:value-type="string">
            <text:p>Nie, ponieważ taki dokument nie dotyczy tramwaju.</text:p>
          </table:table-cell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string" calcext:value-type="string">
            <text:p>Kto jest uprawniony do kontroli dokumentów kierującego tramwajem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icjant lub strażnik miejski.</text:p>
          </table:table-cell>
          <table:table-cell office:value-type="string" calcext:value-type="string">
            <text:p>Funkcjonariusz dowolnej służby, ale tylko w obecności przedstawiciela nadzoru ruchu.</text:p>
          </table:table-cell>
          <table:table-cell office:value-type="string" calcext:value-type="string">
            <text:p>Tylko policjant.</text:p>
          </table:table-cell>
        </table:table-row>
        <table:table-row table:style-name="ro1">
          <table:table-cell office:value-type="float" office:value="2797" calcext:value-type="float">
            <text:p>2797</text:p>
          </table:table-cell>
          <table:table-cell office:value-type="string" calcext:value-type="string">
            <text:p>Czy hamulce szynowe zadziałają po awarii przetwornicy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k.</text:p>
          </table:table-cell>
          <table:table-cell office:value-type="string" calcext:value-type="string">
            <text:p>Tak, o ile działa zasilanie z drugiego wagonu.</text:p>
          </table:table-cell>
          <table:table-cell office:value-type="string" calcext:value-type="string">
            <text:p>Nie.</text:p>
          </table:table-cell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string" calcext:value-type="string">
            <text:p>Którą z wymienionych czynności powinieneś wykonać, aby płynnie ruszyć z miejsca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opniowo zwalniać pedał sprzęgła.</text:p>
          </table:table-cell>
          <table:table-cell office:value-type="string" calcext:value-type="string">
            <text:p>Gwałtownie zwolnić pedał sprzęgła.</text:p>
          </table:table-cell>
          <table:table-cell office:value-type="string" calcext:value-type="string">
            <text:p>Najpierw znacznie zwiększyć obroty silnika, następnie szybko zwolnić pedał sprzęgła.</text:p>
          </table:table-cell>
        </table:table-row>
        <table:table-row table:style-name="ro1">
          <table:table-cell office:value-type="float" office:value="3353" calcext:value-type="float">
            <text:p>3353</text:p>
          </table:table-cell>
          <table:table-cell office:value-type="string" calcext:value-type="string">
            <text:p>Czego nie masz prawa robić, gdy kierujesz samochodem osobowym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zewozić osób w stanie nietrzeźwości.</text:p>
          </table:table-cell>
          <table:table-cell office:value-type="string" calcext:value-type="string">
            <text:p>Korzystać z telefonu wymagającego trzymania mikrofonu w ręku.</text:p>
          </table:table-cell>
          <table:table-cell office:value-type="string" calcext:value-type="string">
            <text:p>Używać tempomatu na obszarze zabudowanym.</text:p>
          </table:table-cell>
        </table:table-row>
        <table:table-row table:style-name="ro1">
          <table:table-cell office:value-type="float" office:value="3781" calcext:value-type="float">
            <text:p>3781</text:p>
          </table:table-cell>
          <table:table-cell office:value-type="string" calcext:value-type="string">
            <text:p>Czy w każdym reflektorze samochodu osobowego wolno Ci zamiast żarówki halogenowej wykorzystywać lampę ksenonową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k, w sytuacjach awaryjnych.</text:p>
          </table:table-cell>
          <table:table-cell office:value-type="string" calcext:value-type="string">
            <text:p>Nie, ponieważ może to doprowadzić do oślepienia innych kierujących.</text:p>
          </table:table-cell>
          <table:table-cell office:value-type="string" calcext:value-type="string">
            <text:p>Tak, jeżeli trzonek źródła światła pasuje do oprawki w reflektorze.</text:p>
          </table:table-cell>
        </table:table-row>
        <table:table-row table:style-name="ro1">
          <table:table-cell office:value-type="float" office:value="3783" calcext:value-type="float">
            <text:p>3783</text:p>
          </table:table-cell>
          <table:table-cell office:value-type="string" calcext:value-type="string">
            <text:p>Która z wymienionych czynności jest dozwolona podczas kierowania samochodem osobowym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rzystanie z nawigacji.</text:p>
          </table:table-cell>
          <table:table-cell office:value-type="string" calcext:value-type="string">
            <text:p>Odpinanie pasa bezpieczeństwa.</text:p>
          </table:table-cell>
          <table:table-cell office:value-type="string" calcext:value-type="string">
            <text:p>Korzystanie z telefonu wymagającego trzymania słuchawki w ręku.</text:p>
          </table:table-cell>
        </table:table-row>
        <table:table-row table:style-name="ro1">
          <table:table-cell office:value-type="float" office:value="3784" calcext:value-type="float">
            <text:p>3784</text:p>
          </table:table-cell>
          <table:table-cell office:value-type="string" calcext:value-type="string">
            <text:p>Jaka jest dopuszczalna minimalna głębokość bieżnika w oponie niewyposażonej we wskaźnik granicznego jej zużycia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6 milimetra.</text:p>
          </table:table-cell>
          <table:table-cell office:value-type="string" calcext:value-type="string">
            <text:p>2,6 milimetra.</text:p>
          </table:table-cell>
          <table:table-cell office:value-type="string" calcext:value-type="string">
            <text:p>3 milimetry.</text:p>
          </table:table-cell>
        </table:table-row>
        <table:table-row table:style-name="ro1">
          <table:table-cell office:value-type="float" office:value="3785" calcext:value-type="float">
            <text:p>3785</text:p>
          </table:table-cell>
          <table:table-cell office:value-type="string" calcext:value-type="string">
            <text:p>Która z wymienionych usterek, uniemożliwia bezpieczne używanie samochodu w ruchu drogowym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nieczyszczony wkład filtra powietrza.</text:p>
          </table:table-cell>
          <table:table-cell office:value-type="string" calcext:value-type="string">
            <text:p>Przegrzewające się elektrody świec zapłonowych.</text:p>
          </table:table-cell>
          <table:table-cell office:value-type="string" calcext:value-type="string">
            <text:p>Przepalona żarówka tylnego lewego kierunkowskazu.</text:p>
          </table:table-cell>
        </table:table-row>
        <table:table-row table:style-name="ro1">
          <table:table-cell office:value-type="float" office:value="3856" calcext:value-type="float">
            <text:p>3856</text:p>
          </table:table-cell>
          <table:table-cell office:value-type="string" calcext:value-type="string">
            <text:p>Jaki może być skutek zbyt słabego nacisku na pedał hamulca w samochodzie osobowym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ydłużenie drogi hamowania.</text:p>
          </table:table-cell>
          <table:table-cell office:value-type="string" calcext:value-type="string">
            <text:p>Zablokowanie kół.</text:p>
          </table:table-cell>
          <table:table-cell office:value-type="string" calcext:value-type="string">
            <text:p>Utrata sterowności.</text:p>
          </table:table-cell>
        </table:table-row>
        <table:table-row table:style-name="ro1">
          <table:table-cell office:value-type="float" office:value="3857" calcext:value-type="float">
            <text:p>3857</text:p>
          </table:table-cell>
          <table:table-cell office:value-type="string" calcext:value-type="string">
            <text:p>Do czego może doprowadzić zbyt mocne hamowanie samochodu osobowego niewyposażonego w system ABS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 skrócenia o co najmniej połowę drogi hamowania.</text:p>
          </table:table-cell>
          <table:table-cell office:value-type="string" calcext:value-type="string">
            <text:p>Do utraty sterowności.</text:p>
          </table:table-cell>
          <table:table-cell office:value-type="string" calcext:value-type="string">
            <text:p>Do zniszczenia hamulców.</text:p>
          </table:table-cell>
        </table:table-row>
        <table:table-row table:style-name="ro1">
          <table:table-cell office:value-type="float" office:value="3858" calcext:value-type="float">
            <text:p>3858</text:p>
          </table:table-cell>
          <table:table-cell office:value-type="string" calcext:value-type="string">
            <text:p>Który ze sposobów hamowania samochodu osobowego wyposażonego w system ABS jest najbardziej efektywny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lsacyjne wciskanie pedału hamulca.</text:p>
          </table:table-cell>
          <table:table-cell office:value-type="string" calcext:value-type="string">
            <text:p>Szybkie i mocne wciśnięcie pedału hamulca.</text:p>
          </table:table-cell>
          <table:table-cell office:value-type="string" calcext:value-type="string">
            <text:p>Wciśnięcie pedału sprzęgła, a następnie pedału hamulca.</text:p>
          </table:table-cell>
        </table:table-row>
        <table:table-row table:style-name="ro1">
          <table:table-cell office:value-type="float" office:value="3882" calcext:value-type="float">
            <text:p>3882</text:p>
          </table:table-cell>
          <table:table-cell office:value-type="string" calcext:value-type="string">
            <text:p>Które z wymienionych działań należy podjąć, gdy w czasie jazdy zaświeci się na czerwono lampka kontrolna układu hamulcowego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mniejszyć prędkość i czekać, aż lampka zgaśnie.</text:p>
          </table:table-cell>
          <table:table-cell office:value-type="string" calcext:value-type="string">
            <text:p>Zatrzymać pojazd i sprawdzić poziom płynu hamulcowego.</text:p>
          </table:table-cell>
          <table:table-cell office:value-type="string" calcext:value-type="string">
            <text:p>Kontynuować jazdę i zgłosić ten stan przy najbliższych badaniach okresowych pojazdu.</text:p>
          </table:table-cell>
        </table:table-row>
        <table:table-row table:style-name="ro1">
          <table:table-cell office:value-type="float" office:value="3885" calcext:value-type="float">
            <text:p>3885</text:p>
          </table:table-cell>
          <table:table-cell office:value-type="string" calcext:value-type="string">
            <text:p>O czym ostrzega świecąca się na czerwono w czasie jazdy samochodem osobowym lampka kontrolna układu chłodzenia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 zbyt wysokiej temperaturze płynu chłodniczego.</text:p>
          </table:table-cell>
          <table:table-cell office:value-type="string" calcext:value-type="string">
            <text:p>O zbyt niskiej temperaturze płynu chłodniczego.</text:p>
          </table:table-cell>
          <table:table-cell office:value-type="string" calcext:value-type="string">
            <text:p>O zbyt niskim poziomie płynu do spryskiwania szyby.</text:p>
          </table:table-cell>
        </table:table-row>
        <table:table-row table:style-name="ro1">
          <table:table-cell office:value-type="float" office:value="3889" calcext:value-type="float">
            <text:p>3889</text:p>
          </table:table-cell>
          <table:table-cell office:value-type="string" calcext:value-type="string">
            <text:p>Która z wymienionych okoliczności może świadczyć o złym stanie technicznym samochodu osobowego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isja bezbarwnych spalin.</text:p>
          </table:table-cell>
          <table:table-cell office:value-type="string" calcext:value-type="string">
            <text:p>Pozostawione na miejscu parkowania ślady wycieków płynów eksploatacyjnych.</text:p>
          </table:table-cell>
          <table:table-cell office:value-type="string" calcext:value-type="string">
            <text:p>Zaświecenie się na czerwono lampki kontrolnej ładowania akumulatora przed uruchomieniem silnika.</text:p>
          </table:table-cell>
        </table:table-row>
        <table:table-row table:style-name="ro1">
          <table:table-cell office:value-type="float" office:value="3890" calcext:value-type="float">
            <text:p>3890</text:p>
          </table:table-cell>
          <table:table-cell office:value-type="string" calcext:value-type="string">
            <text:p>Który z wymienionych przypadków może świadczyć o złym stanie technicznym samochodu osobowego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isja czarnych lub niebieskich gęstych spalin.</text:p>
          </table:table-cell>
          <table:table-cell office:value-type="string" calcext:value-type="string">
            <text:p>Emisja bezbarwnych spalin.</text:p>
          </table:table-cell>
          <table:table-cell office:value-type="string" calcext:value-type="string">
            <text:p>Zaświecenie się na czerwono lampki kontrolnej ciśnienia oleju silnikowego przed uruchomieniem silnika.</text:p>
          </table:table-cell>
        </table:table-row>
        <table:table-row table:style-name="ro1">
          <table:table-cell office:value-type="float" office:value="3891" calcext:value-type="float">
            <text:p>3891</text:p>
          </table:table-cell>
          <table:table-cell office:value-type="string" calcext:value-type="string">
            <text:p>W którym z wymienionych przypadków, używanie samochodu osobowego nie zagraża bezpieczeństwu ruchu drogowego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dmiernie zużyte klocki lub tarcze hamulcowe.</text:p>
          </table:table-cell>
          <table:table-cell office:value-type="string" calcext:value-type="string">
            <text:p>Uszkodzone przednie amortyzatory.</text:p>
          </table:table-cell>
          <table:table-cell office:value-type="string" calcext:value-type="string">
            <text:p>Krótkotrwałe użycie koła dojazdowego, gdy jedna z opon uległa uszkodzeniu.</text:p>
          </table:table-cell>
        </table:table-row>
        <table:table-row table:style-name="ro1">
          <table:table-cell office:value-type="float" office:value="3943" calcext:value-type="float">
            <text:p>3943</text:p>
          </table:table-cell>
          <table:table-cell office:value-type="string" calcext:value-type="string">
            <text:p>Jeśli tramwaj, wyposażony w hamulec szczękowy toczy się mimo wciśniętego hamulca i świecącej kontrolki hamulców postojowych, świadczyć to może o: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dmiernej liczbie pasażerów w tramwaju.</text:p>
          </table:table-cell>
          <table:table-cell office:value-type="string" calcext:value-type="string">
            <text:p>zbyt małym napięciu ładowania akumulatorów.</text:p>
          </table:table-cell>
          <table:table-cell office:value-type="string" calcext:value-type="string">
            <text:p>zużyciu okładzin ciernych.</text:p>
          </table:table-cell>
        </table:table-row>
        <table:table-row table:style-name="ro1">
          <table:table-cell office:value-type="float" office:value="4038" calcext:value-type="float">
            <text:p>4038</text:p>
          </table:table-cell>
          <table:table-cell office:value-type="string" calcext:value-type="string">
            <text:p>Która z wymienionych przyczyn może powodować przerwy w dopływie prądu wysokiego napięcia bezpośrednio do wagonu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zkodzenie baterii.</text:p>
          </table:table-cell>
          <table:table-cell office:value-type="string" calcext:value-type="string">
            <text:p>Uszkodzenie dzwonka zewnętrznego.</text:p>
          </table:table-cell>
          <table:table-cell office:value-type="string" calcext:value-type="string">
            <text:p>Wyszczerbiona wkładka grafitowa pantografu.</text:p>
          </table:table-cell>
        </table:table-row>
        <table:table-row table:style-name="ro1">
          <table:table-cell office:value-type="float" office:value="4039" calcext:value-type="float">
            <text:p>4039</text:p>
          </table:table-cell>
          <table:table-cell office:value-type="string" calcext:value-type="string">
            <text:p>Jaki skutek może wywołać wyszczerbienie grafitowej wkładki pantografu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większenie poboru prądu z sieci trakcyjnej.</text:p>
          </table:table-cell>
          <table:table-cell office:value-type="string" calcext:value-type="string">
            <text:p>Nadmierne kołysanie się, a nawet zerwanie sieci trakcyjnej.</text:p>
          </table:table-cell>
          <table:table-cell office:value-type="string" calcext:value-type="string">
            <text:p>Zawsze niezakłócone działanie pantografu.</text:p>
          </table:table-cell>
        </table:table-row>
        <table:table-row table:style-name="ro1">
          <table:table-cell office:value-type="float" office:value="4040" calcext:value-type="float">
            <text:p>4040</text:p>
          </table:table-cell>
          <table:table-cell office:value-type="string" calcext:value-type="string">
            <text:p>Kiedy używa się hamulca mechanicznego (nazywanego też postojowym)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 wszystkich fazach hamowania.</text:p>
          </table:table-cell>
          <table:table-cell office:value-type="string" calcext:value-type="string">
            <text:p>Tylko w końcowej fazie hamowania i podczas postoju.</text:p>
          </table:table-cell>
          <table:table-cell office:value-type="string" calcext:value-type="string">
            <text:p>Tylko podczas postoju.</text:p>
          </table:table-cell>
        </table:table-row>
        <table:table-row table:style-name="ro1">
          <table:table-cell office:value-type="float" office:value="4041" calcext:value-type="float">
            <text:p>4041</text:p>
          </table:table-cell>
          <table:table-cell office:value-type="string" calcext:value-type="string">
            <text:p>Który z wymienionych czynników powoduje działanie hamulca postojowego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wka elektromagnetyczna.</text:p>
          </table:table-cell>
          <table:table-cell office:value-type="string" calcext:value-type="string">
            <text:p>Docisk sprężyny.</text:p>
          </table:table-cell>
          <table:table-cell office:value-type="string" calcext:value-type="string">
            <text:p>Układ dźwigni.</text:p>
          </table:table-cell>
        </table:table-row>
        <table:table-row table:style-name="ro1">
          <table:table-cell office:value-type="float" office:value="4042" calcext:value-type="float">
            <text:p>4042</text:p>
          </table:table-cell>
          <table:table-cell office:value-type="string" calcext:value-type="string">
            <text:p>Od czego zależy sprawność hamulców elektrodynamicznych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d sprawności silników trakcyjnych.</text:p>
          </table:table-cell>
          <table:table-cell office:value-type="string" calcext:value-type="string">
            <text:p>Od sprawności baterii tramwaju.</text:p>
          </table:table-cell>
          <table:table-cell office:value-type="string" calcext:value-type="string">
            <text:p>Hamulce elektordynamiczne są niezależne od systemów tramwaju.</text:p>
          </table:table-cell>
        </table:table-row>
        <table:table-row table:style-name="ro1">
          <table:table-cell office:value-type="float" office:value="4043" calcext:value-type="float">
            <text:p>4043</text:p>
          </table:table-cell>
          <table:table-cell office:value-type="string" calcext:value-type="string">
            <text:p>Co należy zrobić aby zwolnić (zluzować) hamulce postojowe do holowania uszkodzonego tramwaju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yłączyć wagon, po jego wyłączeniu hamulce są automatycznie zluzowane.</text:p>
          </table:table-cell>
          <table:table-cell office:value-type="string" calcext:value-type="string">
            <text:p>Odpiąć mechanicznie lub elektrycznie luzowniki.</text:p>
          </table:table-cell>
          <table:table-cell office:value-type="string" calcext:value-type="string">
            <text:p>Ustawić nawrotnik w położenie neutralne.</text:p>
          </table:table-cell>
        </table:table-row>
        <table:table-row table:style-name="ro1">
          <table:table-cell office:value-type="float" office:value="4059" calcext:value-type="float">
            <text:p>4059</text:p>
          </table:table-cell>
          <table:table-cell office:value-type="string" calcext:value-type="string">
            <text:p>Jakiego rodzaju hamulcem jest hamulec postojowy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ktywny - działa tylko po załączeniu tramwaju i naciśnięciu pedału hamulca.</text:p>
          </table:table-cell>
          <table:table-cell office:value-type="string" calcext:value-type="string">
            <text:p>Pasywny - działa nawet po wyłączeniu tramwaju.</text:p>
          </table:table-cell>
          <table:table-cell office:value-type="string" calcext:value-type="string">
            <text:p>Pasywny - działa tylko po opuszczeniu pantografu w wagonie.</text:p>
          </table:table-cell>
        </table:table-row>
        <table:table-row table:style-name="ro1">
          <table:table-cell office:value-type="float" office:value="4063" calcext:value-type="float">
            <text:p>4063</text:p>
          </table:table-cell>
          <table:table-cell office:value-type="string" calcext:value-type="string">
            <text:p>Jaki skutek wywoła zatrzymanie wagonu w miejscu styku pantografu z izolatorem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nik rozruchu wagonu oraz pracy przetwornicy.</text:p>
          </table:table-cell>
          <table:table-cell office:value-type="string" calcext:value-type="string">
            <text:p>Zadziałanie hamulców szynowych.</text:p>
          </table:table-cell>
          <table:table-cell office:value-type="string" calcext:value-type="string">
            <text:p>Uszkodzenie grafitowej wkładki pantografu.</text:p>
          </table:table-cell>
        </table:table-row>
        <table:table-row table:style-name="ro1">
          <table:table-cell office:value-type="float" office:value="4066" calcext:value-type="float">
            <text:p>4066</text:p>
          </table:table-cell>
          <table:table-cell office:value-type="string" calcext:value-type="string">
            <text:p>Które, z tych oznaczeń tramwaju, oprócz oznakowania liniowego, jest wymagane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er taborowy.</text:p>
          </table:table-cell>
          <table:table-cell office:value-type="string" calcext:value-type="string">
            <text:p>Tablica rejestracyjna, jak samochody.</text:p>
          </table:table-cell>
          <table:table-cell office:value-type="string" calcext:value-type="string">
            <text:p>Numer taborowy, logo i nazwa miasta, w którym porusza się tramwaj.</text:p>
          </table:table-cell>
        </table:table-row>
        <table:table-row table:style-name="ro1">
          <table:table-cell office:value-type="float" office:value="4069" calcext:value-type="float">
            <text:p>4069</text:p>
          </table:table-cell>
          <table:table-cell office:value-type="string" calcext:value-type="string">
            <text:p>Czy kierując tramwajem, masz obowiązek posiadać przy sobie pozwolenie na kierowanie tym pojazdem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k, zawsze.</text:p>
          </table:table-cell>
          <table:table-cell office:value-type="string" calcext:value-type="string">
            <text:p>Nie, ponieważ nie jest wymagane w komunikacji miejskiej.</text:p>
          </table:table-cell>
          <table:table-cell office:value-type="string" calcext:value-type="string">
            <text:p>Nie, o ile posiada odpowiedni dokument wydany przez pracodawcę.</text:p>
          </table:table-cell>
        </table:table-row>
        <table:table-row table:style-name="ro1">
          <table:table-cell office:value-type="float" office:value="4071" calcext:value-type="float">
            <text:p>4071</text:p>
          </table:table-cell>
          <table:table-cell office:value-type="string" calcext:value-type="string">
            <text:p>Jak należy postąpić w przypadku wymiany przepalonego bezpiecznika topikowego - wysokiego napięcia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dynie wyłączyć przetwornicę.</text:p>
          </table:table-cell>
          <table:table-cell office:value-type="string" calcext:value-type="string">
            <text:p>Opuścić pantograf (odbierak).</text:p>
          </table:table-cell>
          <table:table-cell office:value-type="string" calcext:value-type="string">
            <text:p>Jedynie założyć rękawice.</text:p>
          </table:table-cell>
        </table:table-row>
        <table:table-row table:style-name="ro1">
          <table:table-cell office:value-type="float" office:value="4089" calcext:value-type="float">
            <text:p>4089</text:p>
          </table:table-cell>
          <table:table-cell office:value-type="string" calcext:value-type="string">
            <text:p>Które hamulce są wykorzystane do łagodnego zatrzymania tramwaju na przystanku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szystkie rodzaje hamulców.</text:p>
          </table:table-cell>
          <table:table-cell office:value-type="string" calcext:value-type="string">
            <text:p>Hamulec elektrodynamiczny i w końcowej fazie hamulec postojowy.</text:p>
          </table:table-cell>
          <table:table-cell office:value-type="string" calcext:value-type="string">
            <text:p>Hamulec szynowy i hamulec elektrodynamiczny.</text:p>
          </table:table-cell>
        </table:table-row>
        <table:table-row table:style-name="ro1">
          <table:table-cell office:value-type="float" office:value="4093" calcext:value-type="float">
            <text:p>4093</text:p>
          </table:table-cell>
          <table:table-cell office:value-type="string" calcext:value-type="string">
            <text:p>Co powinien zrobić motorniczy dojeżdżając do zanieczyszczonej zwrotnicy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chać dalej nie zwracając uwagi na stan zanieczyszczenia.</text:p>
          </table:table-cell>
          <table:table-cell office:value-type="string" calcext:value-type="string">
            <text:p>Zatrzymać się i oczyścić zwrotnicę przed najechaniem na nią.</text:p>
          </table:table-cell>
          <table:table-cell office:value-type="string" calcext:value-type="string">
            <text:p>Wezwać służby oczyszczania miasta.</text:p>
          </table:table-cell>
        </table:table-row>
        <table:table-row table:style-name="ro1">
          <table:table-cell office:value-type="float" office:value="4143" calcext:value-type="float">
            <text:p>4143</text:p>
          </table:table-cell>
          <table:table-cell office:value-type="string" calcext:value-type="string">
            <text:p>W jakiej sytuacji, podczas jazdy, motorniczemu wolno wyłączyć blokadę jazdy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żądanie pasażera.</text:p>
          </table:table-cell>
          <table:table-cell office:value-type="string" calcext:value-type="string">
            <text:p>Przy dużym napełnieniu wagonu.</text:p>
          </table:table-cell>
          <table:table-cell office:value-type="string" calcext:value-type="string">
            <text:p>W każdej sytuacji jest zabronione.</text:p>
          </table:table-cell>
        </table:table-row>
        <table:table-row table:style-name="ro1">
          <table:table-cell office:value-type="float" office:value="4145" calcext:value-type="float">
            <text:p>4145</text:p>
          </table:table-cell>
          <table:table-cell office:value-type="string" calcext:value-type="string">
            <text:p>Co należy sprawdzić w pierwszej kolejności jeśli po załączeniu jazdy tramwaj nie rusza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pięcie przetwornicy.</text:p>
          </table:table-cell>
          <table:table-cell office:value-type="string" calcext:value-type="string">
            <text:p>Ustawienie nawrotnika kierunku.</text:p>
          </table:table-cell>
          <table:table-cell office:value-type="string" calcext:value-type="string">
            <text:p>Sygnalizację zamknięcia drzwi.</text:p>
          </table:table-cell>
        </table:table-row>
        <table:table-row table:style-name="ro1">
          <table:table-cell office:value-type="float" office:value="4146" calcext:value-type="float">
            <text:p>4146</text:p>
          </table:table-cell>
          <table:table-cell office:value-type="string" calcext:value-type="string">
            <text:p>Jakie napięcie powienien wskazywać woltomierz po włączeniu baterii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e mniejsze niż 38 V.</text:p>
          </table:table-cell>
          <table:table-cell office:value-type="string" calcext:value-type="string">
            <text:p>Mniejsze niż wartość określona dla danego typu tramwaju.</text:p>
          </table:table-cell>
          <table:table-cell office:value-type="string" calcext:value-type="string">
            <text:p>Większe niż wartość określona dla danego typu tramwaju.</text:p>
          </table:table-cell>
        </table:table-row>
        <table:table-row table:style-name="ro1">
          <table:table-cell office:value-type="float" office:value="4147" calcext:value-type="float">
            <text:p>4147</text:p>
          </table:table-cell>
          <table:table-cell office:value-type="string" calcext:value-type="string">
            <text:p>Co powienien zrobić motorniczy, jeśli po załączeniu jazdy nie nastąpi odhamowanie hamulców szczękowych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ntynuować jazdę bez podejmowania żadnych działań.</text:p>
          </table:table-cell>
          <table:table-cell office:value-type="string" calcext:value-type="string">
            <text:p>Odpiąć luzowniki.</text:p>
          </table:table-cell>
          <table:table-cell office:value-type="string" calcext:value-type="string">
            <text:p>Wezwać nadzór ruchu, bo nie jest to możliwe bez specjalistycznych narzędzi.</text:p>
          </table:table-cell>
        </table:table-row>
        <table:table-row table:style-name="ro1">
          <table:table-cell office:value-type="float" office:value="4148" calcext:value-type="float">
            <text:p>4148</text:p>
          </table:table-cell>
          <table:table-cell office:value-type="string" calcext:value-type="string">
            <text:p>Jaki skutek wywołuje wciśnięcie pedału lub wychylenie dźwigni hamulca elektordynamicznego 'za ogranicznik'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łączenie się hamulców szynowych.</text:p>
          </table:table-cell>
          <table:table-cell office:value-type="string" calcext:value-type="string">
            <text:p>Zwiększenie efektywności działania hamulców elektrodynamicznych.</text:p>
          </table:table-cell>
          <table:table-cell office:value-type="string" calcext:value-type="string">
            <text:p>Uszkodzenie układu hamulcowego.</text:p>
          </table:table-cell>
        </table:table-row>
        <table:table-row table:style-name="ro1">
          <table:table-cell office:value-type="float" office:value="4149" calcext:value-type="float">
            <text:p>4149</text:p>
          </table:table-cell>
          <table:table-cell office:value-type="string" calcext:value-type="string">
            <text:p>Czym najczęściej spowodowany jest zanik rozruchu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akiem zasilania tramwaju (np. zanik w sieci lub zatrzymanie tramwaju 'na izolatorze').</text:p>
          </table:table-cell>
          <table:table-cell office:value-type="string" calcext:value-type="string">
            <text:p>Uszkodzeniem oświetlenia wewnętrznego wagonu.</text:p>
          </table:table-cell>
          <table:table-cell office:value-type="string" calcext:value-type="string">
            <text:p>Czynnikami atmosferycznymi.</text:p>
          </table:table-cell>
        </table:table-row>
        <table:table-row table:style-name="ro1">
          <table:table-cell office:value-type="float" office:value="4472" calcext:value-type="float">
            <text:p>4472</text:p>
          </table:table-cell>
          <table:table-cell office:value-type="string" calcext:value-type="string">
            <text:p>W którym z wymienionych przypadków regularne wykonywanie badania technicznego pojazdu ma wpływ na jego bezpieczne używanie w ruchu drogowym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yłącznie po upływie okresu gwarancji pojazdu.</text:p>
          </table:table-cell>
          <table:table-cell office:value-type="string" calcext:value-type="string">
            <text:p>Tylko w okresie gwarancji pojazdu.</text:p>
          </table:table-cell>
          <table:table-cell office:value-type="string" calcext:value-type="string">
            <text:p>W całym okresie używania pojazdu.</text:p>
          </table:table-cell>
        </table:table-row>
        <table:table-row table:style-name="ro1">
          <table:table-cell office:value-type="float" office:value="4592" calcext:value-type="float">
            <text:p>4592</text:p>
          </table:table-cell>
          <table:table-cell office:value-type="string" calcext:value-type="string">
            <text:p>Która z wymienionych awarii, uniemożliwia używanie samochodu osobowego w ruchu drogowym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edziałające czujniki parkowania.</text:p>
          </table:table-cell>
          <table:table-cell office:value-type="string" calcext:value-type="string">
            <text:p>Niedziałająca klimatyzacja.</text:p>
          </table:table-cell>
          <table:table-cell office:value-type="string" calcext:value-type="string">
            <text:p>Niedziałające światła hamowania 'stop'.</text:p>
          </table:table-cell>
        </table:table-row>
        <table:table-row table:style-name="ro1">
          <table:table-cell office:value-type="float" office:value="4593" calcext:value-type="float">
            <text:p>4593</text:p>
          </table:table-cell>
          <table:table-cell office:value-type="string" calcext:value-type="string">
            <text:p>Które z wymienionych działań należy podjąć w pierwszej kolejności, gdy w czasie jazdy zaświeci się na czerwono lampka kontrolna ciśnienia oleju silnikowego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ntynuować jazdę ze zmniejszoną prędkością.</text:p>
          </table:table-cell>
          <table:table-cell office:value-type="string" calcext:value-type="string">
            <text:p>Zwiększyć obroty silnika.</text:p>
          </table:table-cell>
          <table:table-cell office:value-type="string" calcext:value-type="string">
            <text:p>Zatrzymać pojazd i wyłączyć silnik.</text:p>
          </table:table-cell>
        </table:table-row>
        <table:table-row table:style-name="ro1">
          <table:table-cell office:value-type="float" office:value="6316" calcext:value-type="float">
            <text:p>6316</text:p>
          </table:table-cell>
          <table:table-cell office:value-type="string" calcext:value-type="string">
            <text:p>Czy spożycie amfetaminy może zwiększać skłonność kierowcy do ryzykownych i agresywnych zachowań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C206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317" calcext:value-type="float">
            <text:p>6317</text:p>
          </table:table-cell>
          <table:table-cell office:value-type="string" calcext:value-type="string">
            <text:p>Czy zażycie leków uspokajających i nasennych, może zaburzać u kierującego kontrolę toru jazdy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C207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320" calcext:value-type="float">
            <text:p>6320</text:p>
          </table:table-cell>
          <table:table-cell office:value-type="string" calcext:value-type="string">
            <text:p>Czy substancje psychoaktywne (m. in. 'dopalacze') wpływają na zdolność bezpiecznego kierowania pojazdem nawet przez najbardziej doświadczonych kierowców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C222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321" calcext:value-type="float">
            <text:p>6321</text:p>
          </table:table-cell>
          <table:table-cell office:value-type="string" calcext:value-type="string">
            <text:p>Czy w każdym przypadku, po zażyciu leku przepisanego przez lekarza, możesz kierować pojazdem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C223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322" calcext:value-type="float">
            <text:p>6322</text:p>
          </table:table-cell>
          <table:table-cell office:value-type="string" calcext:value-type="string">
            <text:p>Czy zamierzając kierować pojazdem po zażyciu leków, powinieneś upewnić się, że nie mają one negatywnego wpływu na twój stan psychofizyczny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C225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323" calcext:value-type="float">
            <text:p>6323</text:p>
          </table:table-cell>
          <table:table-cell office:value-type="string" calcext:value-type="string">
            <text:p>Czy powinieneś kontynuować jazdę, jeżeli podczas pokonywania długiej trasy zaczynasz odczuwać zmęczenie i senność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C280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442" calcext:value-type="float">
            <text:p>6442</text:p>
          </table:table-cell>
          <table:table-cell office:value-type="string" calcext:value-type="string">
            <text:p>Do czego służą światła pozycyjne pojazdu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 oświetlania drogi.</text:p>
          </table:table-cell>
          <table:table-cell office:value-type="string" calcext:value-type="string">
            <text:p>Do określania pozycji pojazdu.</text:p>
          </table:table-cell>
          <table:table-cell office:value-type="string" calcext:value-type="string">
            <text:p>Do sygnalizowania zmiany pasa ruchu.</text:p>
          </table:table-cell>
        </table:table-row>
        <table:table-row table:style-name="ro1">
          <table:table-cell office:value-type="float" office:value="6443" calcext:value-type="float">
            <text:p>6443</text:p>
          </table:table-cell>
          <table:table-cell office:value-type="string" calcext:value-type="string">
            <text:p>Jaki może być skutek nieprawidłowo ustawionych reflektorów świateł mijania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większone zużycie paliwa.</text:p>
          </table:table-cell>
          <table:table-cell office:value-type="string" calcext:value-type="string">
            <text:p>Zwiększone zużycie żarówek.</text:p>
          </table:table-cell>
          <table:table-cell office:value-type="string" calcext:value-type="string">
            <text:p>Oślepianie kierujących nadjeżdżających z przeciwka.</text:p>
          </table:table-cell>
        </table:table-row>
        <table:table-row table:style-name="ro1">
          <table:table-cell office:value-type="float" office:value="6451" calcext:value-type="float">
            <text:p>6451</text:p>
          </table:table-cell>
          <table:table-cell office:value-type="string" calcext:value-type="string">
            <text:p>Jaki może być skutek nieprawidłowo ustawionych reflektorów świateł mijania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większone zużycie paliwa.</text:p>
          </table:table-cell>
          <table:table-cell office:value-type="string" calcext:value-type="string">
            <text:p>Pogorszenie widoczności drogi w nocy.</text:p>
          </table:table-cell>
          <table:table-cell office:value-type="string" calcext:value-type="string">
            <text:p>Zwiększone zużycie żarówek.</text:p>
          </table:table-cell>
        </table:table-row>
        <table:table-row table:style-name="ro1">
          <table:table-cell office:value-type="float" office:value="6623" calcext:value-type="float">
            <text:p>6623</text:p>
          </table:table-cell>
          <table:table-cell office:value-type="string" calcext:value-type="string">
            <text:p>Którą z wymienionych czynności powinieneś wykonać przed rozpoczęciem jazdy motocyklem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rawdzić wizualnie stan opon motocykla.</text:p>
          </table:table-cell>
          <table:table-cell office:value-type="string" calcext:value-type="string">
            <text:p>Przeprowadzić regulację światła mijania.</text:p>
          </table:table-cell>
          <table:table-cell office:value-type="string" calcext:value-type="string">
            <text:p>Sprawdzić poziom elektrolitu w akumulatorze.</text:p>
          </table:table-cell>
        </table:table-row>
        <table:table-row table:style-name="ro1">
          <table:table-cell office:value-type="float" office:value="6827" calcext:value-type="float">
            <text:p>6827</text:p>
          </table:table-cell>
          <table:table-cell office:value-type="string" calcext:value-type="string">
            <text:p>Jaki może być skutek wycieku oleju z mechanicznej skrzyni biegów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miana przełożenia przekładni.</text:p>
          </table:table-cell>
          <table:table-cell office:value-type="string" calcext:value-type="string">
            <text:p>Uszkodzenie skrzyni biegów.</text:p>
          </table:table-cell>
          <table:table-cell office:value-type="string" calcext:value-type="string">
            <text:p>Spadek temperatury skrzyni biegów.</text:p>
          </table:table-cell>
        </table:table-row>
        <table:table-row table:style-name="ro1">
          <table:table-cell office:value-type="float" office:value="6932" calcext:value-type="float">
            <text:p>6932</text:p>
          </table:table-cell>
          <table:table-cell office:value-type="string" calcext:value-type="string">
            <text:p>Co może być powodem nieszczelności w pneumatycznym układzie hamulcowym stosowanym w autobusach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zkodzenie zaworów powietrznych.</text:p>
          </table:table-cell>
          <table:table-cell office:value-type="string" calcext:value-type="string">
            <text:p>Nadmierne luzy na rozpieraczach szczęk hamulcowych.</text:p>
          </table:table-cell>
          <table:table-cell office:value-type="string" calcext:value-type="string">
            <text:p>Zużyte tarcze hamulcowe.</text:p>
          </table:table-cell>
        </table:table-row>
        <table:table-row table:style-name="ro1">
          <table:table-cell office:value-type="float" office:value="6933" calcext:value-type="float">
            <text:p>6933</text:p>
          </table:table-cell>
          <table:table-cell office:value-type="string" calcext:value-type="string">
            <text:p>Który z wymienionych objawów może świadczyć o niesprawności sprężarki powietrza układu hamulcowego w autobusie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 czasie hamowania słychać syk powietrza w siłowniku przeponowym.</text:p>
          </table:table-cell>
          <table:table-cell office:value-type="string" calcext:value-type="string">
            <text:p>Obniżone ciśnienie w układzie pneumatycznym.</text:p>
          </table:table-cell>
          <table:table-cell office:value-type="string" calcext:value-type="string">
            <text:p>Nagły wzrost ciśnienia w układzie hamulcowym.</text:p>
          </table:table-cell>
        </table:table-row>
        <table:table-row table:style-name="ro1">
          <table:table-cell office:value-type="float" office:value="7235" calcext:value-type="float">
            <text:p>7235</text:p>
          </table:table-cell>
          <table:table-cell office:value-type="string" calcext:value-type="string">
            <text:p>Czy kierując pojazdem w stanie pobudzenia emocjonalnego, zwiększasz precyzję i trafność swoich reakcji w sytuacji niebezpiecznej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20(31).mp4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512" calcext:value-type="float">
            <text:p>7512</text:p>
          </table:table-cell>
          <table:table-cell office:value-type="string" calcext:value-type="string">
            <text:p>Jak masz obowiązek oznakować holowany samochód osobowy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łączyć światła awaryjne.</text:p>
          </table:table-cell>
          <table:table-cell office:value-type="string" calcext:value-type="string">
            <text:p>Umieścić z tyłu po lewej stronie ostrzegawczy trójkąt odblaskowy.</text:p>
          </table:table-cell>
          <table:table-cell office:value-type="string" calcext:value-type="string">
            <text:p>Włączyć tylne światło przeciwmgłowe.</text:p>
          </table:table-cell>
        </table:table-row>
        <table:table-row table:style-name="ro1">
          <table:table-cell office:value-type="float" office:value="7513" calcext:value-type="float">
            <text:p>7513</text:p>
          </table:table-cell>
          <table:table-cell office:value-type="string" calcext:value-type="string">
            <text:p>Czy jako właściciel pojazdu masz obowiązek wskazać na żądanie uprawnionego organu, komu powierzyłeś pojazd do kierowania lub używania w określonym czasie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k, chyba że jest to pojazd wykorzystywany do prowadzenia działalności gospodarczej.</text:p>
          </table:table-cell>
          <table:table-cell office:value-type="string" calcext:value-type="string">
            <text:p>Tak, chyba że pojazd został użyty wbrew Twojej woli i wiedzy przez nieznaną osobę, czemu nie mogłeś zapobiec.</text:p>
          </table:table-cell>
          <table:table-cell office:value-type="string" calcext:value-type="string">
            <text:p>Nie mam takiego obowiązku.</text:p>
          </table:table-cell>
        </table:table-row>
        <table:table-row table:style-name="ro1">
          <table:table-cell office:value-type="float" office:value="7515" calcext:value-type="float">
            <text:p>7515</text:p>
          </table:table-cell>
          <table:table-cell office:value-type="string" calcext:value-type="string">
            <text:p>Czy wolno Ci kierować pojazdem, którego tablica rejestracyjna jest niewidoczna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k, bez żadnych ograniczeń.</text:p>
          </table:table-cell>
          <table:table-cell office:value-type="string" calcext:value-type="string">
            <text:p>Tak, gdy tablica jest przesłonięta przez wystający ładunek.</text:p>
          </table:table-cell>
          <table:table-cell office:value-type="string" calcext:value-type="string">
            <text:p>Nie, jest to zabronione.</text:p>
          </table:table-cell>
        </table:table-row>
        <table:table-row table:style-name="ro1">
          <table:table-cell office:value-type="float" office:value="7516" calcext:value-type="float">
            <text:p>7516</text:p>
          </table:table-cell>
          <table:table-cell office:value-type="string" calcext:value-type="string">
            <text:p>Czy wolno Ci nakleić na pojeździe znak określający inne państwo niż to, w którym pojazd został zarejestrowany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k, bez żadnych ograniczeń.</text:p>
          </table:table-cell>
          <table:table-cell office:value-type="string" calcext:value-type="string">
            <text:p>Tak, ale pod warunkiem, że pojazd posiada tablicę rejestracyjną z oznaczeniem „PL”.</text:p>
          </table:table-cell>
          <table:table-cell office:value-type="string" calcext:value-type="string">
            <text:p>Nie, jest to zabronione.</text:p>
          </table:table-cell>
        </table:table-row>
        <table:table-row table:style-name="ro1">
          <table:table-cell office:value-type="float" office:value="7518" calcext:value-type="float">
            <text:p>7518</text:p>
          </table:table-cell>
          <table:table-cell office:value-type="string" calcext:value-type="string">
            <text:p>Co należy sprawdzić, gdy lampka kontrolna kierunkowskazów zaczęła migać dużo szybciej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pięcie akumulatora.</text:p>
          </table:table-cell>
          <table:table-cell office:value-type="string" calcext:value-type="string">
            <text:p>Sprawność bezpieczników.</text:p>
          </table:table-cell>
          <table:table-cell office:value-type="string" calcext:value-type="string">
            <text:p>Sprawność żarówek kierunkowskazów.</text:p>
          </table:table-cell>
        </table:table-row>
        <table:table-row table:style-name="ro1">
          <table:table-cell office:value-type="float" office:value="7519" calcext:value-type="float">
            <text:p>7519</text:p>
          </table:table-cell>
          <table:table-cell office:value-type="string" calcext:value-type="string">
            <text:p>Kiedy należy sprawdzać poziom oleju w silniku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zy uruchomionym silniku.</text:p>
          </table:table-cell>
          <table:table-cell office:value-type="string" calcext:value-type="string">
            <text:p>Natychmiast po unieruchomieniu silnika.</text:p>
          </table:table-cell>
          <table:table-cell office:value-type="string" calcext:value-type="string">
            <text:p>Przed uruchomieniem zimnego silnika albo co najmniej po kilku minutach po jego wyłączeniu.</text:p>
          </table:table-cell>
        </table:table-row>
        <table:table-row table:style-name="ro1">
          <table:table-cell office:value-type="float" office:value="7527" calcext:value-type="float">
            <text:p>7527</text:p>
          </table:table-cell>
          <table:table-cell office:value-type="string" calcext:value-type="string">
            <text:p>Czy wolno Ci przewozić osoby w przyczepie ciągniętej przez samochód ciężarowy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k, zawsze gdy przyczepą nie przewozi się ładunku.</text:p>
          </table:table-cell>
          <table:table-cell office:value-type="string" calcext:value-type="string">
            <text:p>Tak, jeśli są to osoby wykonujące czynności ładunkowe.</text:p>
          </table:table-cell>
          <table:table-cell office:value-type="string" calcext:value-type="string">
            <text:p>Nie, jest to zabronione, chyba że osoby są przewożone pojazdami niektórych slużb, np. Policji.</text:p>
          </table:table-cell>
        </table:table-row>
        <table:table-row table:style-name="ro1">
          <table:table-cell office:value-type="float" office:value="7529" calcext:value-type="float">
            <text:p>7529</text:p>
          </table:table-cell>
          <table:table-cell office:value-type="string" calcext:value-type="string">
            <text:p>Jaki warunek masz obowiązek spełnić, żeby samochodem ciężarowym przewozić osoby poza kabiną kierowcy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soby przewożone są na miejscach stojących.</text:p>
          </table:table-cell>
          <table:table-cell office:value-type="string" calcext:value-type="string">
            <text:p>Osoby przewożone są na miejscach siedzących.</text:p>
          </table:table-cell>
          <table:table-cell office:value-type="string" calcext:value-type="string">
            <text:p>Osoby znajdują się między ładunkiem a kabiną kierowcy.</text:p>
          </table:table-cell>
        </table:table-row>
        <table:table-row table:style-name="ro1">
          <table:table-cell office:value-type="float" office:value="7531" calcext:value-type="float">
            <text:p>7531</text:p>
          </table:table-cell>
          <table:table-cell office:value-type="string" calcext:value-type="string">
            <text:p>Na jaką maksymalną długość ma prawo wystawać drewno długie z tyłu przyczepy kłonicowej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m.</text:p>
          </table:table-cell>
          <table:table-cell office:value-type="string" calcext:value-type="string">
            <text:p>5 m.</text:p>
          </table:table-cell>
          <table:table-cell office:value-type="string" calcext:value-type="string">
            <text:p>7 m.</text:p>
          </table:table-cell>
        </table:table-row>
        <table:table-row table:style-name="ro1">
          <table:table-cell office:value-type="float" office:value="7532" calcext:value-type="float">
            <text:p>7532</text:p>
          </table:table-cell>
          <table:table-cell office:value-type="string" calcext:value-type="string">
            <text:p>Kiedy masz obowiązek oznaczyć ładunek wystający poza przednią płaszczyznę obrysu samochodu ciężarowego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wsze.</text:p>
          </table:table-cell>
          <table:table-cell office:value-type="string" calcext:value-type="string">
            <text:p>Tylko wtedy, gdy wystaje na odległość większą niż 0,5 m.</text:p>
          </table:table-cell>
          <table:table-cell office:value-type="string" calcext:value-type="string">
            <text:p>Tylko wtedy, gdy wystaje na odległość większą niż 1 m.</text:p>
          </table:table-cell>
        </table:table-row>
        <table:table-row table:style-name="ro1">
          <table:table-cell office:value-type="float" office:value="7533" calcext:value-type="float">
            <text:p>7533</text:p>
          </table:table-cell>
          <table:table-cell office:value-type="string" calcext:value-type="string">
            <text:p>Jakiej barwy powinna być chorągiewka, którą zastosujesz do oznaczenia ładunku wystającego z przodu samochodu ciężarowego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Żółtej.</text:p>
          </table:table-cell>
          <table:table-cell office:value-type="string" calcext:value-type="string">
            <text:p>Pomarańczowej.</text:p>
          </table:table-cell>
          <table:table-cell office:value-type="string" calcext:value-type="string">
            <text:p>Czerwonej.</text:p>
          </table:table-cell>
        </table:table-row>
        <table:table-row table:style-name="ro1">
          <table:table-cell office:value-type="float" office:value="7534" calcext:value-type="float">
            <text:p>7534</text:p>
          </table:table-cell>
          <table:table-cell office:value-type="string" calcext:value-type="string">
            <text:p>Która czynność jest zabroniona, gdy samochodem ciężarowym przewozisz osoby poza kabiną kierowcy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zewożenie innego pasażera w kabinie.</text:p>
          </table:table-cell>
          <table:table-cell office:value-type="string" calcext:value-type="string">
            <text:p>Rozmowa z pasażerami.</text:p>
          </table:table-cell>
          <table:table-cell office:value-type="string" calcext:value-type="string">
            <text:p>Spożywanie pokarmów.</text:p>
          </table:table-cell>
        </table:table-row>
        <table:table-row table:style-name="ro1">
          <table:table-cell office:value-type="float" office:value="7535" calcext:value-type="float">
            <text:p>7535</text:p>
          </table:table-cell>
          <table:table-cell office:value-type="string" calcext:value-type="string">
            <text:p>Do jakiego poziomu powinien ograniczać prędkość zamontowany w autobusie ogranicznik prędkości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0 km/h.</text:p>
          </table:table-cell>
          <table:table-cell office:value-type="string" calcext:value-type="string">
            <text:p>100 km/h.</text:p>
          </table:table-cell>
          <table:table-cell office:value-type="string" calcext:value-type="string">
            <text:p>120 km/h.</text:p>
          </table:table-cell>
        </table:table-row>
        <table:table-row table:style-name="ro1">
          <table:table-cell office:value-type="float" office:value="7553" calcext:value-type="float">
            <text:p>7553</text:p>
          </table:table-cell>
          <table:table-cell office:value-type="string" calcext:value-type="string">
            <text:p>Co może być następstwem zbyt wysokiego ciśnienia w oponach motocykla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mniejszona skuteczność hamowania.</text:p>
          </table:table-cell>
          <table:table-cell office:value-type="string" calcext:value-type="string">
            <text:p>Zwiększona skuteczność hamowania.</text:p>
          </table:table-cell>
          <table:table-cell office:value-type="string" calcext:value-type="string">
            <text:p>Istotne zmniejszenie oporu powietrza.</text:p>
          </table:table-cell>
        </table:table-row>
        <table:table-row table:style-name="ro1">
          <table:table-cell office:value-type="float" office:value="7558" calcext:value-type="float">
            <text:p>7558</text:p>
          </table:table-cell>
          <table:table-cell office:value-type="string" calcext:value-type="string">
            <text:p>W jaki sposób niesprawne amortyzatory wpływają na jazdę motorowerem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mniejszają komfort jazdy, bez wpływu na bezpieczeństwo jazdy.</text:p>
          </table:table-cell>
          <table:table-cell office:value-type="string" calcext:value-type="string">
            <text:p>Mogą doprowadzić do wypadku.</text:p>
          </table:table-cell>
          <table:table-cell office:value-type="string" calcext:value-type="string">
            <text:p>Lekko pogarszają stabilność jazdy, bez wpływu na jej bezpieczeństwo.</text:p>
          </table:table-cell>
        </table:table-row>
        <table:table-row table:style-name="ro1">
          <table:table-cell office:value-type="float" office:value="7559" calcext:value-type="float">
            <text:p>7559</text:p>
          </table:table-cell>
          <table:table-cell office:value-type="string" calcext:value-type="string">
            <text:p>W jakim terminie należy zawiadomić starostę o nabyciu motocykla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 14 dni.</text:p>
          </table:table-cell>
          <table:table-cell office:value-type="string" calcext:value-type="string">
            <text:p>Do 30 dni.</text:p>
          </table:table-cell>
          <table:table-cell office:value-type="string" calcext:value-type="string">
            <text:p>Do 60 dni.</text:p>
          </table:table-cell>
        </table:table-row>
        <table:table-row table:style-name="ro1">
          <table:table-cell office:value-type="float" office:value="7560" calcext:value-type="float">
            <text:p>7560</text:p>
          </table:table-cell>
          <table:table-cell office:value-type="string" calcext:value-type="string">
            <text:p>Do kierowania którym z wymienionych pojazdów uprawnia Cię prawo jazdy kategorii A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ocyklem z bocznym wózkiem.</text:p>
          </table:table-cell>
          <table:table-cell office:value-type="string" calcext:value-type="string">
            <text:p>Czterokołowym pojazdem samochodowym o masie własnej do 550 kg.</text:p>
          </table:table-cell>
          <table:table-cell office:value-type="string" calcext:value-type="string">
            <text:p>Pojazdem wolnobieżnym.</text:p>
          </table:table-cell>
        </table:table-row>
        <table:table-row table:style-name="ro1">
          <table:table-cell office:value-type="float" office:value="7596" calcext:value-type="float">
            <text:p>7596</text:p>
          </table:table-cell>
          <table:table-cell office:value-type="string" calcext:value-type="string">
            <text:p>Którym z wymienionych pojazdów wolno Ci kierować, jeśli masz prawo jazdy kategorii AM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ocyklem.</text:p>
          </table:table-cell>
          <table:table-cell office:value-type="string" calcext:value-type="string">
            <text:p>Motorowerem.</text:p>
          </table:table-cell>
          <table:table-cell office:value-type="string" calcext:value-type="string">
            <text:p>Każdym czterokołowcem.</text:p>
          </table:table-cell>
        </table:table-row>
        <table:table-row table:style-name="ro1">
          <table:table-cell office:value-type="float" office:value="7621" calcext:value-type="float">
            <text:p>7621</text:p>
          </table:table-cell>
          <table:table-cell office:value-type="string" calcext:value-type="string">
            <text:p>Co stwierdza dowód rejestracyjny przyczepy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puszczenie jej do ruchu na drogach publicznych.</text:p>
          </table:table-cell>
          <table:table-cell office:value-type="string" calcext:value-type="string">
            <text:p>Możliwość jej sprzęgnięcia z każdym pojazdem.</text:p>
          </table:table-cell>
          <table:table-cell office:value-type="string" calcext:value-type="string">
            <text:p>Jjej sprawność w całym okresie użytkowania.</text:p>
          </table:table-cell>
        </table:table-row>
        <table:table-row table:style-name="ro1">
          <table:table-cell office:value-type="float" office:value="7625" calcext:value-type="float">
            <text:p>7625</text:p>
          </table:table-cell>
          <table:table-cell office:value-type="string" calcext:value-type="string">
            <text:p>Do kierowania którym z pojazdów uprawnia prawo jazdy kategorii T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mochodem ciężarowym.</text:p>
          </table:table-cell>
          <table:table-cell office:value-type="string" calcext:value-type="string">
            <text:p>Ciągnikiem rolniczym lub pojazdem wolnobieżnym.</text:p>
          </table:table-cell>
          <table:table-cell office:value-type="string" calcext:value-type="string">
            <text:p>Pojazdem samochodowym o masie własnej do 550 kg, z wyjątkiem motocykla.</text:p>
          </table:table-cell>
        </table:table-row>
        <table:table-row table:style-name="ro1">
          <table:table-cell office:value-type="float" office:value="7626" calcext:value-type="float">
            <text:p>7626</text:p>
          </table:table-cell>
          <table:table-cell office:value-type="string" calcext:value-type="string">
            <text:p>Do kierowania którym z pojazdów uprawnia prawo jazdy kategorii T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ągnikiem rolniczym z dwiema przyczepami.</text:p>
          </table:table-cell>
          <table:table-cell office:value-type="string" calcext:value-type="string">
            <text:p>Ciągnikiem balastowym.</text:p>
          </table:table-cell>
          <table:table-cell office:value-type="string" calcext:value-type="string">
            <text:p>Każdym motocyklem.</text:p>
          </table:table-cell>
        </table:table-row>
        <table:table-row table:style-name="ro1">
          <table:table-cell office:value-type="float" office:value="7627" calcext:value-type="float">
            <text:p>7627</text:p>
          </table:table-cell>
          <table:table-cell office:value-type="string" calcext:value-type="string">
            <text:p>Jaki obowiązek ma właściciel ciągnika rolniczego, który sprzedał pojazd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wrócić dowód rejestracyjny do urzędu.</text:p>
          </table:table-cell>
          <table:table-cell office:value-type="string" calcext:value-type="string">
            <text:p>Przekazać nowemu właścicielowi dowoód rejestracyjny.</text:p>
          </table:table-cell>
          <table:table-cell office:value-type="string" calcext:value-type="string">
            <text:p>Zwrócić tablice rejestracyjne do urzędu.</text:p>
          </table:table-cell>
        </table:table-row>
        <table:table-row table:style-name="ro1">
          <table:table-cell office:value-type="float" office:value="7764" calcext:value-type="float">
            <text:p>7764</text:p>
          </table:table-cell>
          <table:table-cell office:value-type="string" calcext:value-type="string">
            <text:p>Który dokument masz obowiązek mieć przy sobie, gdy kierujesz autobusem przewożącym osoby w ramach przewozu regularnego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świadczenie o stanie zdrowia.</text:p>
          </table:table-cell>
          <table:table-cell office:value-type="string" calcext:value-type="string">
            <text:p>Zaświadczenie o odbytym szkoleniu bhp.</text:p>
          </table:table-cell>
          <table:table-cell office:value-type="string" calcext:value-type="string">
            <text:p>Rozkład jazdy.</text:p>
          </table:table-cell>
        </table:table-row>
        <table:table-row table:style-name="ro1">
          <table:table-cell office:value-type="float" office:value="7765" calcext:value-type="float">
            <text:p>7765</text:p>
          </table:table-cell>
          <table:table-cell office:value-type="string" calcext:value-type="string">
            <text:p>Którą z czynności należy wykonać, przystępując do wymiany koła w autobusie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łożyć kliny zabezpieczające pod przeciwległe koło.</text:p>
          </table:table-cell>
          <table:table-cell office:value-type="string" calcext:value-type="string">
            <text:p>Zwolnić hamulec postojowy.</text:p>
          </table:table-cell>
          <table:table-cell office:value-type="string" calcext:value-type="string">
            <text:p>Ustawić dźwignię zmiany biegów w położeniu neutralnym.</text:p>
          </table:table-cell>
        </table:table-row>
        <table:table-row table:style-name="ro1">
          <table:table-cell office:value-type="float" office:value="7766" calcext:value-type="float">
            <text:p>7766</text:p>
          </table:table-cell>
          <table:table-cell office:value-type="string" calcext:value-type="string">
            <text:p>Czy w okresie zimowym zalecane jest dolewanie benzyny do zbiornika paliwa autobusu z silnikiem wysokoprężnym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k, jest to wskazane z uwagi na zmniejszenie się krzepliwości benzyny.</text:p>
          </table:table-cell>
          <table:table-cell office:value-type="string" calcext:value-type="string">
            <text:p>Tak, gdy ilość dolanej benzyny nie jest większa niż 10% objętości zbiornika.</text:p>
          </table:table-cell>
          <table:table-cell office:value-type="string" calcext:value-type="string">
            <text:p>Nie, gdyż prowadzi to do uszkodzenia układu zasilania i silnika.</text:p>
          </table:table-cell>
        </table:table-row>
        <table:table-row table:style-name="ro1">
          <table:table-cell office:value-type="float" office:value="7767" calcext:value-type="float">
            <text:p>7767</text:p>
          </table:table-cell>
          <table:table-cell office:value-type="string" calcext:value-type="string">
            <text:p>Jaką funkcję w silniku wysokoprężnym spełnia świeca żarowa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łatwia rozruch zimnego silnika.</text:p>
          </table:table-cell>
          <table:table-cell office:value-type="string" calcext:value-type="string">
            <text:p>Podgrzewa paliwo w zbiorniku.</text:p>
          </table:table-cell>
          <table:table-cell office:value-type="string" calcext:value-type="string">
            <text:p>Podgrzewa płyn chłodzący.</text:p>
          </table:table-cell>
        </table:table-row>
        <table:table-row table:style-name="ro1">
          <table:table-cell office:value-type="float" office:value="7769" calcext:value-type="float">
            <text:p>7769</text:p>
          </table:table-cell>
          <table:table-cell office:value-type="string" calcext:value-type="string">
            <text:p>Który z wymienionych objawów może świadczyć o niedoborze płynu do wspomagania układu kierowniczego w autobusie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rzypiąca kolumna kierownicy.</text:p>
          </table:table-cell>
          <table:table-cell office:value-type="string" calcext:value-type="string">
            <text:p>Zarzucanie przodu pojazdu podczas hamowania.</text:p>
          </table:table-cell>
          <table:table-cell office:value-type="string" calcext:value-type="string">
            <text:p>Głośniejsza praca pompy wspomagania podczas skrętów kierownicy przy pracującym silniku.</text:p>
          </table:table-cell>
        </table:table-row>
        <table:table-row table:style-name="ro1">
          <table:table-cell office:value-type="float" office:value="7770" calcext:value-type="float">
            <text:p>7770</text:p>
          </table:table-cell>
          <table:table-cell office:value-type="string" calcext:value-type="string">
            <text:p>Który z objawów najbardziej wskazuje na zużycie tarczy sprzęgła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yraźny opór dźwigni podczas zmiany biegów.</text:p>
          </table:table-cell>
          <table:table-cell office:value-type="string" calcext:value-type="string">
            <text:p>Trudności przy włączaniu pierwszego lub wstecznego biegu.</text:p>
          </table:table-cell>
          <table:table-cell office:value-type="string" calcext:value-type="string">
            <text:p>Gwałtowny wzrost obrotów silnika przy braku wzrostu prędkości podczas przyspieszania.</text:p>
          </table:table-cell>
        </table:table-row>
        <table:table-row table:style-name="ro1">
          <table:table-cell office:value-type="float" office:value="7775" calcext:value-type="float">
            <text:p>7775</text:p>
          </table:table-cell>
          <table:table-cell office:value-type="string" calcext:value-type="string">
            <text:p>Objawem zbyt dużego sumarycznego luzu układu kierowniczego jest: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ążność do samoczynnego powrotu skręconych kół kierowanych do położenia środkowego.</text:p>
          </table:table-cell>
          <table:table-cell office:value-type="string" calcext:value-type="string">
            <text:p>brak występowania drgań przedniego zawieszenia.</text:p>
          </table:table-cell>
          <table:table-cell office:value-type="string" calcext:value-type="string">
            <text:p>pogorszenie kierowalności i stateczności pojazdu.</text:p>
          </table:table-cell>
        </table:table-row>
        <table:table-row table:style-name="ro1">
          <table:table-cell office:value-type="float" office:value="8416" calcext:value-type="float">
            <text:p>8416</text:p>
          </table:table-cell>
          <table:table-cell office:value-type="string" calcext:value-type="string">
            <text:p>Czy masz prawo prowadzić pojazd gdy obecność alkoholu w wydychanym powietrzu w Twoim organizmie przekracza 0,1 mg w dm³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1_1024x576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417" calcext:value-type="float">
            <text:p>8417</text:p>
          </table:table-cell>
          <table:table-cell office:value-type="string" calcext:value-type="string">
            <text:p>Czy masz prawo prowadzić pojazd gdy stężenie alkoholu we krwi w Twoim organizmie przekracza 0,2‰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1_1024x576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418" calcext:value-type="float">
            <text:p>8418</text:p>
          </table:table-cell>
          <table:table-cell office:value-type="string" calcext:value-type="string">
            <text:p>Czy po każdym leku dostępnym bez recepty masz prawo prowadzić pojazd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_4570_1024x576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419" calcext:value-type="float">
            <text:p>8419</text:p>
          </table:table-cell>
          <table:table-cell office:value-type="string" calcext:value-type="string">
            <text:p>Czy prowadząc pojazd w stanie po użyciu alkoholu podlegasz odpowiedzialności za wykroczeni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1_1024x576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660" calcext:value-type="float">
            <text:p>8660</text:p>
          </table:table-cell>
          <table:table-cell office:value-type="string" calcext:value-type="string">
            <text:p>Czy w widocznej sytuacji dopuszczalne jest skręcanie w lewo i zawracanie na skrzyżowaniu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jd385_cen_1024x576.jpg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9058" calcext:value-type="float">
            <text:p>9058</text:p>
          </table:table-cell>
          <table:table-cell office:value-type="string" calcext:value-type="string">
            <text:p>Używanie pojazdu w sposób powodujący uciążliwości związane z nadmierną emisją spalin do środowiska lub nadmiernym hałasem jest: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bronione w obszarze zabudowanym.</text:p>
          </table:table-cell>
          <table:table-cell office:value-type="string" calcext:value-type="string">
            <text:p>zabronione.</text:p>
          </table:table-cell>
          <table:table-cell office:value-type="string" calcext:value-type="string">
            <text:p>zabronione tylko w strefie zamieszkania.</text:p>
          </table:table-cell>
        </table:table-row>
        <table:table-row table:style-name="ro1">
          <table:table-cell office:value-type="float" office:value="9065" calcext:value-type="float">
            <text:p>9065</text:p>
          </table:table-cell>
          <table:table-cell office:value-type="string" calcext:value-type="string">
            <text:p>W której z wymienionych niebezpiecznych sytuacji na drodze najlepiej sprawdzi się pojazd wyposażony w tzw. ASR, czyli układ zapobiegający poślizgowi kół napędzanych podczas ruszania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 sytuacji zjeżdżania ze wzniesienia.</text:p>
          </table:table-cell>
          <table:table-cell office:value-type="string" calcext:value-type="string">
            <text:p>W sytuacji zjeżdżania ze wzniesienia drogą o dużym natężeniu ruchu.</text:p>
          </table:table-cell>
          <table:table-cell office:value-type="string" calcext:value-type="string">
            <text:p>W sytuacji nagłego przyspieszenia na mokrej nawierzchni.</text:p>
          </table:table-cell>
        </table:table-row>
        <table:table-row table:style-name="ro1">
          <table:table-cell office:value-type="float" office:value="9067" calcext:value-type="float">
            <text:p>9067</text:p>
          </table:table-cell>
          <table:table-cell office:value-type="string" calcext:value-type="string">
            <text:p>W której z wymienionych niebezpiecznych sytuacji na drodze najlepiej sprawdzi się pojazd wyposażony w tzw. ASR, czyli układ zapobiegający poślizgowi kół napędzanych podczas ruszania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 sytuacji zjeżdżania ze wzniesienia drogą o dużym natężeniu ruchu.</text:p>
          </table:table-cell>
          <table:table-cell office:value-type="string" calcext:value-type="string">
            <text:p>W sytuacji konieczności wjeżdżania na wzniesienie.</text:p>
          </table:table-cell>
          <table:table-cell office:value-type="string" calcext:value-type="string">
            <text:p>W sytuacji gwałtownego ruszania na śliskiej nawierzchni.</text:p>
          </table:table-cell>
        </table:table-row>
        <table:table-row table:style-name="ro1">
          <table:table-cell office:value-type="float" office:value="9068" calcext:value-type="float">
            <text:p>9068</text:p>
          </table:table-cell>
          <table:table-cell office:value-type="string" calcext:value-type="string">
            <text:p>W której z wymienionych niebezpiecznych sytuacji na drodze najlepiej sprawdzi się pojazd wyposażony w tzw. ESP, czyli układ stabilizacji toru jazdy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 sytuacji pokonywania ostrego zakrętu i trudności z utrzymaniem oczekiwanego toru jazdy.</text:p>
          </table:table-cell>
          <table:table-cell office:value-type="string" calcext:value-type="string">
            <text:p>W sytuacji konieczności nagłego przyspieszenie na drodze gruntowej.</text:p>
          </table:table-cell>
          <table:table-cell office:value-type="string" calcext:value-type="string">
            <text:p>W sytuacji konieczności utrzymania stałej prędkości.</text:p>
          </table:table-cell>
        </table:table-row>
        <table:table-row table:style-name="ro1">
          <table:table-cell office:value-type="float" office:value="9069" calcext:value-type="float">
            <text:p>9069</text:p>
          </table:table-cell>
          <table:table-cell office:value-type="string" calcext:value-type="string">
            <text:p>W której z wymienionych niebezpiecznych sytuacji na drodze najlepiej sprawdzi się pojazd wyposażony w tzw. ESP, czyli układ stabilizacji toru jazdy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 sytuacji konieczności hamowania na drodze gruntowej.</text:p>
          </table:table-cell>
          <table:table-cell office:value-type="string" calcext:value-type="string">
            <text:p>W sytuacji konieczności ostrego hamowania podczas zmiany pasa ruchu.</text:p>
          </table:table-cell>
          <table:table-cell office:value-type="string" calcext:value-type="string">
            <text:p>W sytuacji gwałtownego ruszania na śliskiej nawierzchni.</text:p>
          </table:table-cell>
        </table:table-row>
        <table:table-row table:style-name="ro1">
          <table:table-cell office:value-type="float" office:value="9070" calcext:value-type="float">
            <text:p>9070</text:p>
          </table:table-cell>
          <table:table-cell office:value-type="string" calcext:value-type="string">
            <text:p>W której z wymienionych niebezpiecznych sytuacji na drodze najlepiej sprawdzi się pojazd wyposażony w tzw. ESP, czyli układ stabilizacji toru jazdy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 sytuacji konieczności utrzymania stałej prędkości.</text:p>
          </table:table-cell>
          <table:table-cell office:value-type="string" calcext:value-type="string">
            <text:p>W sytuacji konieczności wjeżdżania na wzniesienie.</text:p>
          </table:table-cell>
          <table:table-cell office:value-type="string" calcext:value-type="string">
            <text:p>W sytuacji konieczności pokonywania kilku następujących po sobie zakrętów.</text:p>
          </table:table-cell>
        </table:table-row>
        <table:table-row table:style-name="ro1">
          <table:table-cell office:value-type="float" office:value="10039" calcext:value-type="float">
            <text:p>10039</text:p>
          </table:table-cell>
          <table:table-cell office:value-type="string" calcext:value-type="string">
            <text:p>Czy prowadząc pojazd silnikowy z przyczepą w strefie zamieszkania masz prawo jechać z prędkością 30 km/h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lajd_001500_1024x576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k, ale tylko po zmroku.</text:p>
          </table:table-cell>
          <table:table-cell office:value-type="string" calcext:value-type="string">
            <text:p>Tak.</text:p>
          </table:table-cell>
          <table:table-cell office:value-type="string" calcext:value-type="string">
            <text:p>Nie.</text:p>
          </table:table-cell>
        </table:table-row>
        <table:table-row table:style-name="ro1">
          <table:table-cell office:value-type="float" office:value="10511" calcext:value-type="float">
            <text:p>10511</text:p>
          </table:table-cell>
          <table:table-cell office:value-type="string" calcext:value-type="string">
            <text:p>Czy w tej sytuacji znaki informują Cię o końcu drogi ekspresowej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04ztV_2.mp4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513" calcext:value-type="float">
            <text:p>10513</text:p>
          </table:table-cell>
          <table:table-cell office:value-type="string" calcext:value-type="string">
            <text:p>Poruszasz się z prędkością 110 km/h. Czy w tej sytuacji masz obowiązek zmniejszyć prędkość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04ztV_2.mp4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019" calcext:value-type="float">
            <text:p>11019</text:p>
          </table:table-cell>
          <table:table-cell office:value-type="string" calcext:value-type="string">
            <text:p>Jak długo pokwitowanie zatrzymania prawa jazdy za przekroczenie dozwolonej prędkości na obszarze zabudowanym o więcej niż 50 km/h, uprawnia do kierowania pojazdem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zez okres 7 dni od chwili zatrzymania.</text:p>
          </table:table-cell>
          <table:table-cell office:value-type="string" calcext:value-type="string">
            <text:p>Przez okres 24 godzin od chwili zatrzymania.</text:p>
          </table:table-cell>
          <table:table-cell office:value-type="string" calcext:value-type="string">
            <text:p>Tylko na czas pozwalający dojechać do miejsca docelowego.</text:p>
          </table:table-cell>
        </table:table-row>
        <table:table-row table:style-name="ro1">
          <table:table-cell office:value-type="float" office:value="11021" calcext:value-type="float">
            <text:p>11021</text:p>
          </table:table-cell>
          <table:table-cell office:value-type="string" calcext:value-type="string">
            <text:p>Jakie konsekwencje grożą kierującemu za przekroczenie dozwolonej prędkości o więcej niż 50 km/h na obszarze zabudowanym, który będzie kierował pojazdem silnikowym mimo decyzji o zatrzymaniu prawa jazdy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osta wyda decyzję administracyjną o przedłużeniu okresu, na który zatrzymano prawo jazdy do 6 miesięcy,</text:p>
          </table:table-cell>
          <table:table-cell office:value-type="string" calcext:value-type="string">
            <text:p>starosta wyda decyzję administracyjną o przedłużeniu okresu, na który zatrzymano prawo jazdy o 6 miesięcy od chwili ujawnienia czynu,</text:p>
          </table:table-cell>
          <table:table-cell office:value-type="string" calcext:value-type="string">
            <text:p>Starosta wyda decyzję administracyjną o przedłużeniu okresu, na który zatrzymano prawo jazdy do 1 roku</text:p>
          </table:table-cell>
        </table:table-row>
        <table:table-row table:style-name="ro1">
          <table:table-cell office:value-type="float" office:value="11022" calcext:value-type="float">
            <text:p>11022</text:p>
          </table:table-cell>
          <table:table-cell office:value-type="string" calcext:value-type="string">
            <text:p>W jakim przypadku nie zostanie zatrzymane prawo jazdy za przekroczenie dozwolonej prędkości o więcej niż 50 km/h na obszarze zabudowanym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żeli kierujący pojazdem dopuścił się naruszenia działając w celu uchylenia bezpośredniego niebezpieczeństwa grożącego dobru chronionemu prawem.</text:p>
          </table:table-cell>
          <table:table-cell office:value-type="string" calcext:value-type="string">
            <text:p>Jeżeli jadący z tyłu kierowca drugim pojazdem za pomocą świateł ostrzegawczych i sygnału dźwiękowego dawał znaki do zwiększenia prędkości.</text:p>
          </table:table-cell>
          <table:table-cell office:value-type="string" calcext:value-type="string">
            <text:p>Jeżeli kierujący zwiększył prędkość w celu szybszego zjechania ze skrzyżowania dróg przy świecącym się sygnale zielonym.</text:p>
          </table:table-cell>
        </table:table-row>
        <table:table-row table:style-name="ro1">
          <table:table-cell office:value-type="float" office:value="11025" calcext:value-type="float">
            <text:p>11025</text:p>
          </table:table-cell>
          <table:table-cell office:value-type="string" calcext:value-type="string">
            <text:p>Jakie warunki musisz spełnić, żeby po skończonym okresie zatrzymania nieprzekraczającym roku odzyskać prawo jazdy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iścić opłatę ewidencyjną i przedstawić pokwitowanie zatrzymania prawa jazdy.</text:p>
          </table:table-cell>
          <table:table-cell office:value-type="string" calcext:value-type="string">
            <text:p>Zdać ponownie egzamin państwowy z części teoretycznej i praktycznej.</text:p>
          </table:table-cell>
          <table:table-cell office:value-type="string" calcext:value-type="string">
            <text:p>Uiścić opłatę ewidencyjną i zdać egzamin państwowy z części teoretycznej.</text:p>
          </table:table-cell>
        </table:table-row>
        <table:table-row table:style-name="ro1">
          <table:table-cell office:value-type="float" office:value="11028" calcext:value-type="float">
            <text:p>11028</text:p>
          </table:table-cell>
          <table:table-cell office:value-type="string" calcext:value-type="string">
            <text:p>Chcesz przewieźć dziecko na przednim siedzeniu pojazdu samochodowego wyposażonego w przednią poduszkę dla pasażera, która jest aktywna. W jaki sposób możesz to zrobić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 foteliku bezpieczeństwa tyłem do kierunku jazdy.</text:p>
          </table:table-cell>
          <table:table-cell office:value-type="string" calcext:value-type="string">
            <text:p>W foteliku bezpieczeństwa przodem do kierunku jazdy.</text:p>
          </table:table-cell>
          <table:table-cell office:value-type="string" calcext:value-type="string">
            <text:p>W innym urządzeniu przytrzymującym dziecko tyłem do kierunku jazdy.</text:p>
          </table:table-cell>
        </table:table-row>
        <table:table-row table:style-name="ro1">
          <table:table-cell office:value-type="float" office:value="11029" calcext:value-type="float">
            <text:p>11029</text:p>
          </table:table-cell>
          <table:table-cell office:value-type="string" calcext:value-type="string">
            <text:p>Dokumentem stwierdzającym dopuszczenie do ruchu motocykla jest: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wód rejestracyjny</text:p>
          </table:table-cell>
          <table:table-cell office:value-type="string" calcext:value-type="string">
            <text:p>prawo jazdy</text:p>
          </table:table-cell>
          <table:table-cell office:value-type="string" calcext:value-type="string">
            <text:p>dowód osobisty</text:p>
          </table:table-cell>
        </table:table-row>
        <table:table-row table:style-name="ro1">
          <table:table-cell office:value-type="float" office:value="11031" calcext:value-type="float">
            <text:p>11031</text:p>
          </table:table-cell>
          <table:table-cell office:value-type="string" calcext:value-type="string">
            <text:p>Motocykl zarejestrowany za granicą dopuszcza się do ruchu, jeżeli odpowiada wymaganym warunkom technicznym i jest zaopatrzony w tablice rejestracyjne z numerem rejestracyjnym, składającym się z liter alfabetu łacińskiego i cyfr arabskich, a kierujący pojazdem ma przy sobie: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kument stwierdzający dokonanie rejestracji;</text:p>
          </table:table-cell>
          <table:table-cell office:value-type="string" calcext:value-type="string">
            <text:p>paszport</text:p>
          </table:table-cell>
          <table:table-cell office:value-type="string" calcext:value-type="string">
            <text:p>kartę stałego pobytu</text:p>
          </table:table-cell>
        </table:table-row>
        <table:table-row table:style-name="ro1">
          <table:table-cell office:value-type="float" office:value="11033" calcext:value-type="float">
            <text:p>11033</text:p>
          </table:table-cell>
          <table:table-cell office:value-type="string" calcext:value-type="string">
            <text:p>Zatrzymanie dowodu rejestracyjnego motocykla zarejestrowanego w Polsce, który nie został poddany badaniu technicznemu w wyznaczonym terminie, następuje poprzez: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trzymanie okazanego dokumentu podczas kontroli drogowej.</text:p>
          </table:table-cell>
          <table:table-cell office:value-type="string" calcext:value-type="string">
            <text:p>Wprowadzenie informacji o zatrzymaniu dowodu rejestracyjnego do centralnej ewidencji pojazdów.</text:p>
          </table:table-cell>
          <table:table-cell office:value-type="string" calcext:value-type="string">
            <text:p>Zawiadomienie właściwego starosty.</text:p>
          </table:table-cell>
        </table:table-row>
        <table:table-row table:style-name="ro1">
          <table:table-cell office:value-type="float" office:value="11034" calcext:value-type="float">
            <text:p>11034</text:p>
          </table:table-cell>
          <table:table-cell office:value-type="string" calcext:value-type="string">
            <text:p>Gdzie można odebrać zatrzymany dowód rejestracyjny motocykla zarejestrowanego za granicą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 jednostce Policji.</text:p>
          </table:table-cell>
          <table:table-cell office:value-type="string" calcext:value-type="string">
            <text:p>W jednostce Straży Miejskiej.</text:p>
          </table:table-cell>
          <table:table-cell office:value-type="string" calcext:value-type="string">
            <text:p>We właściwym miejscowo starostwie.</text:p>
          </table:table-cell>
        </table:table-row>
        <table:table-row table:style-name="ro1">
          <table:table-cell office:value-type="float" office:value="11035" calcext:value-type="float">
            <text:p>11035</text:p>
          </table:table-cell>
          <table:table-cell office:value-type="string" calcext:value-type="string">
            <text:p>Zatrzymany dowód rejestracyjny motocykla zarejestrowanego za granicą, w związku ze stwierdzeniem, że pojazd narusza wymagania ochrony środowiska, pozostawia się w jednostce Policji, Straży Granicznej albo Krajowej Administracji Skarbowej: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zez okres 5 dni.</text:p>
          </table:table-cell>
          <table:table-cell office:value-type="string" calcext:value-type="string">
            <text:p>Przez okres 7 dni.</text:p>
          </table:table-cell>
          <table:table-cell office:value-type="string" calcext:value-type="string">
            <text:p>Przez okres 10 dni.</text:p>
          </table:table-cell>
        </table:table-row>
        <table:table-row table:style-name="ro1">
          <table:table-cell office:value-type="float" office:value="11037" calcext:value-type="float">
            <text:p>11037</text:p>
          </table:table-cell>
          <table:table-cell office:value-type="string" calcext:value-type="string">
            <text:p>Który z wymienionych dokumentów stwierdza dopuszczenie ciągnika rolniczego do ruchu drogowego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rta pojazdu.</text:p>
          </table:table-cell>
          <table:table-cell office:value-type="string" calcext:value-type="string">
            <text:p>Raport z Centralnej Ewidencji Pojazdów.</text:p>
          </table:table-cell>
          <table:table-cell office:value-type="string" calcext:value-type="string">
            <text:p>Pozwolenie czasowe.</text:p>
          </table:table-cell>
        </table:table-row>
        <table:table-row table:style-name="ro1">
          <table:table-cell office:value-type="float" office:value="11040" calcext:value-type="float">
            <text:p>11040</text:p>
          </table:table-cell>
          <table:table-cell office:value-type="string" calcext:value-type="string">
            <text:p>Ciągnik rolniczy może być używany jako składowa kolejki turystycznej, m.in. po uzyskaniu: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notacji w dowodzie rejestracyjnym o treści 'Kolejka turystyczna'.</text:p>
          </table:table-cell>
          <table:table-cell office:value-type="string" calcext:value-type="string">
            <text:p>Adnotacji w dowodzie rejestracyjnym o ograniczeniu prędkości konstrukcyjnej do 25 km/h.</text:p>
          </table:table-cell>
          <table:table-cell office:value-type="string" calcext:value-type="string">
            <text:p>Wpisu do centralnej ewidencji pojazdów, że ciągnik rolniczy wchodzi w skład kolejki turystycznej.</text:p>
          </table:table-cell>
        </table:table-row>
        <table:table-row table:style-name="ro1">
          <table:table-cell office:value-type="float" office:value="11041" calcext:value-type="float">
            <text:p>11041</text:p>
          </table:table-cell>
          <table:table-cell office:value-type="string" calcext:value-type="string">
            <text:p>Kierujący zarejestrowanym na terytorium RP ciągnikiem rolniczym z przyczepą jest obowiązany mieć przy sobie i okazywać na żądanie uprawnionego organu: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wód rejestracyjny ciągnika rolniczego.</text:p>
          </table:table-cell>
          <table:table-cell office:value-type="string" calcext:value-type="string">
            <text:p>Pokwitowanie zatrzymania dowodu rejestracyjnego ciągniętej przyczepy w okresie, w którym upoważnia ono do używania przyczepy.</text:p>
          </table:table-cell>
          <table:table-cell office:value-type="string" calcext:value-type="string">
            <text:p>Zaświadczenie o przeprowadzonym ostatnim badaniu technicznym ciągnika z wynikiem pozytywnym.</text:p>
          </table:table-cell>
        </table:table-row>
        <table:table-row table:style-name="ro1">
          <table:table-cell office:value-type="float" office:value="11042" calcext:value-type="float">
            <text:p>11042</text:p>
          </table:table-cell>
          <table:table-cell office:value-type="string" calcext:value-type="string">
            <text:p>W jakim terminie właściciel ciągnika rolniczego jest zobowiązany odebrać decyzję o rejestracji pojazdu i dowód rejestracyjny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 dni od dnia złożenia wniosku o rejestrację pojazdu.</text:p>
          </table:table-cell>
          <table:table-cell office:value-type="string" calcext:value-type="string">
            <text:p>35 dni od dnia złożenia wniosku o rejestrację pojazdu.</text:p>
          </table:table-cell>
          <table:table-cell office:value-type="string" calcext:value-type="string">
            <text:p>30 dni od dnia pierwszego wyjazdu ciagnikiem rolniczym na drogę.</text:p>
          </table:table-cell>
        </table:table-row>
        <table:table-row table:style-name="ro1">
          <table:table-cell office:value-type="float" office:value="11043" calcext:value-type="float">
            <text:p>11043</text:p>
          </table:table-cell>
          <table:table-cell office:value-type="string" calcext:value-type="string">
            <text:p>W przypadku przeniesienia na inną osobę własności zarejestrowanego ciągnika, dotychczasowy właściciel ma obowiązek przekazać nowemu właścicielowi dowód rejestracyjny oraz: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świadczenie o przeprowadzonym badaniu technicznym pojazdu, jeżeli w dowodzie rejestracyjnym nie jest określony aktualny termin ważności badania technicznego.</text:p>
          </table:table-cell>
          <table:table-cell office:value-type="string" calcext:value-type="string">
            <text:p>Świadectwo zgodności WE.</text:p>
          </table:table-cell>
          <table:table-cell office:value-type="string" calcext:value-type="string">
            <text:p>Dokument potwierdzający zawarcie umowy dobrowolnego ubezpieczenia pojazdu od zdarzeń losowych.</text:p>
          </table:table-cell>
        </table:table-row>
        <table:table-row table:style-name="ro1">
          <table:table-cell office:value-type="float" office:value="11044" calcext:value-type="float">
            <text:p>11044</text:p>
          </table:table-cell>
          <table:table-cell office:value-type="string" calcext:value-type="string">
            <text:p>Zatrzymanie dowodu rejestracyjnego ciągnika rolniczego zarejestrowanego w Polsce, w przypadku stwierdzenia, że ciągnik narusza wymagania ochrony środowiska, następuje przez: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prowadzenie informacji o zatrzymaniu dowodu rejestracyjnego do centralnej ewidencji pojazdów.</text:p>
          </table:table-cell>
          <table:table-cell office:value-type="string" calcext:value-type="string">
            <text:p>Powiadomienie właściwego starosty.</text:p>
          </table:table-cell>
          <table:table-cell office:value-type="string" calcext:value-type="string">
            <text:p>Unieważnienie okazanego dokumentu.</text:p>
          </table:table-cell>
        </table:table-row>
        <table:table-row table:style-name="ro1">
          <table:table-cell office:value-type="float" office:value="11045" calcext:value-type="float">
            <text:p>11045</text:p>
          </table:table-cell>
          <table:table-cell office:value-type="string" calcext:value-type="string">
            <text:p>Kierujący ciągnikiem wyposażonym w blokadę alkoholową jest obowiązany mieć przy sobie i okazywać na żądanie uprawnionego organu: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kument potwierdzający kalibrację blokady alkoholowej, wystawiony przez producenta urządzenia;</text:p>
          </table:table-cell>
          <table:table-cell office:value-type="string" calcext:value-type="string">
            <text:p>dokument potwierdzający kalibrację blokady alkoholowej, który może być wystawiony przez diagnostę;</text:p>
          </table:table-cell>
          <table:table-cell office:value-type="string" calcext:value-type="string">
            <text:p>dowód rejestracyjny z adnotacją o dokonanej kalibracji blokady alkoholowej.</text:p>
          </table:table-cell>
        </table:table-row>
        <table:table-row table:style-name="ro1">
          <table:table-cell office:value-type="float" office:value="11047" calcext:value-type="float">
            <text:p>11047</text:p>
          </table:table-cell>
          <table:table-cell office:value-type="string" calcext:value-type="string">
            <text:p>Jaki dokument stwierdza posiadanie uprawnienia do kierowania ciągnikiem rolniczym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ydane w kraju prawo jazdy kategorii T.</text:p>
          </table:table-cell>
          <table:table-cell office:value-type="string" calcext:value-type="string">
            <text:p>Karta pojazdu.</text:p>
          </table:table-cell>
          <table:table-cell office:value-type="string" calcext:value-type="string">
            <text:p>Wizerunek prawa jazdy w aplikacji mDokumenty.</text:p>
          </table:table-cell>
        </table:table-row>
        <table:table-row table:style-name="ro1">
          <table:table-cell office:value-type="float" office:value="11059" calcext:value-type="float">
            <text:p>11059</text:p>
          </table:table-cell>
          <table:table-cell office:value-type="string" calcext:value-type="string">
            <text:p>Dokumentem stwierdzającym posiadanie uprawnienia do kierowania motocyklem jest: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żne prawo jazdy stosownie do rodzaju motocykla.</text:p>
          </table:table-cell>
          <table:table-cell office:value-type="string" calcext:value-type="string">
            <text:p>Wizerunek prawa jazdy w aplikacji mDokumenty.</text:p>
          </table:table-cell>
          <table:table-cell office:value-type="string" calcext:value-type="string">
            <text:p>Wydane w kraju pozwolenie czasowe.</text:p>
          </table:table-cell>
        </table:table-row>
        <table:table-row table:style-name="ro1">
          <table:table-cell office:value-type="float" office:value="11060" calcext:value-type="float">
            <text:p>11060</text:p>
          </table:table-cell>
          <table:table-cell office:value-type="string" calcext:value-type="string">
            <text:p>Do kierowania którym z wymienionych pojazdów uprawnia prawo jazdy kategorii A1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jazdem wolnobieżnym.</text:p>
          </table:table-cell>
          <table:table-cell office:value-type="string" calcext:value-type="string">
            <text:p>Motocyklem trójkołowym o mocy nieprzekraczającej 15 kW.</text:p>
          </table:table-cell>
          <table:table-cell office:value-type="string" calcext:value-type="string">
            <text:p>Czterokołowcem.</text:p>
          </table:table-cell>
        </table:table-row>
        <table:table-row table:style-name="ro1">
          <table:table-cell office:value-type="float" office:value="11061" calcext:value-type="float">
            <text:p>11061</text:p>
          </table:table-cell>
          <table:table-cell office:value-type="string" calcext:value-type="string">
            <text:p>Posiadacz prawa jazdy kategorii A1 może kierować m. in.: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jazdem wolnobieżnym.</text:p>
          </table:table-cell>
          <table:table-cell office:value-type="string" calcext:value-type="string">
            <text:p>Motocyklem o mocy nieprzekraczającej 45kW i stosunku mocy do masy własnej nieprzekraczającym 0,2 kW/kg.</text:p>
          </table:table-cell>
          <table:table-cell office:value-type="string" calcext:value-type="string">
            <text:p>Czterokołowcem lekkim.</text:p>
          </table:table-cell>
        </table:table-row>
        <table:table-row table:style-name="ro1">
          <table:table-cell office:value-type="float" office:value="11062" calcext:value-type="float">
            <text:p>11062</text:p>
          </table:table-cell>
          <table:table-cell office:value-type="string" calcext:value-type="string">
            <text:p>Jakim pojazdem możesz kierować posiadając prawo jazdy kategorii A2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zterokołowcem.</text:p>
          </table:table-cell>
          <table:table-cell office:value-type="string" calcext:value-type="string">
            <text:p>Motocyklem o mocy 30 kW i stosunku mocy do masy własnej 0,15 kW/kg.</text:p>
          </table:table-cell>
          <table:table-cell office:value-type="string" calcext:value-type="string">
            <text:p>Dowolnym motocyklem trójkołowym.</text:p>
          </table:table-cell>
        </table:table-row>
        <table:table-row table:style-name="ro1">
          <table:table-cell office:value-type="float" office:value="11063" calcext:value-type="float">
            <text:p>11063</text:p>
          </table:table-cell>
          <table:table-cell office:value-type="string" calcext:value-type="string">
            <text:p>Wymagany minimalny wiek do kierowania motocyklem trójkołowym o mocy nieprzekraczającej 15 kW wynosi: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 lat;</text:p>
          </table:table-cell>
          <table:table-cell office:value-type="string" calcext:value-type="string">
            <text:p>18 lat;</text:p>
          </table:table-cell>
          <table:table-cell office:value-type="string" calcext:value-type="string">
            <text:p>20 lat;</text:p>
          </table:table-cell>
        </table:table-row>
        <table:table-row table:style-name="ro1">
          <table:table-cell office:value-type="float" office:value="11068" calcext:value-type="float">
            <text:p>11068</text:p>
          </table:table-cell>
          <table:table-cell office:value-type="string" calcext:value-type="string">
            <text:p>Prawo jazdy kategorii AM, A1, A2, A wydaje się w zależności od orzeczenia lekarskiego: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okres maksymalnie do 10 lat;</text:p>
          </table:table-cell>
          <table:table-cell office:value-type="string" calcext:value-type="string">
            <text:p>na okres maksymalnie do 15 lat;</text:p>
          </table:table-cell>
          <table:table-cell office:value-type="string" calcext:value-type="string">
            <text:p>bezterminowo.</text:p>
          </table:table-cell>
        </table:table-row>
        <table:table-row table:style-name="ro1">
          <table:table-cell office:value-type="float" office:value="11070" calcext:value-type="float">
            <text:p>11070</text:p>
          </table:table-cell>
          <table:table-cell office:value-type="string" calcext:value-type="string">
            <text:p>Osoba posiadająca prawo jazdy kategorii AM, A1, A2, A jest zobowiązana zawiadomić starostę o zniszczeniu tego dokumentu w stopniu powodującym nieczytelność w terminie: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 dni od zaistnienia tego zdarzenia;</text:p>
          </table:table-cell>
          <table:table-cell office:value-type="string" calcext:value-type="string">
            <text:p>33 dni od zaistnienia tego zdarzenia;</text:p>
          </table:table-cell>
          <table:table-cell office:value-type="string" calcext:value-type="string">
            <text:p>14 dni od zaistnienia tego zdarzenia.</text:p>
          </table:table-cell>
        </table:table-row>
        <table:table-row table:style-name="ro1">
          <table:table-cell office:value-type="float" office:value="11073" calcext:value-type="float">
            <text:p>11073</text:p>
          </table:table-cell>
          <table:table-cell office:value-type="string" calcext:value-type="string">
            <text:p>Starosta wydaje decyzję administracyjną o zatrzymaniu prawa jazdy kategorii A na okres 3 miesięcy, nadając jej rygor natychmiastowej wykonalności, jeżeli: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erujący motocyklem na obszarze zabudowanym przekroczył dopuszczalną prędkość o więcej niż 50 km/h.</text:p>
          </table:table-cell>
          <table:table-cell office:value-type="string" calcext:value-type="string">
            <text:p>Kierujący motocyklem na obszarze zabudowanym przekroczył dopuszczalną prędkość o 45 km/h.</text:p>
          </table:table-cell>
          <table:table-cell office:value-type="string" calcext:value-type="string">
            <text:p>Kierujący motocyklem na obszarze zabudowanym przekroczył dopuszczalną prędkość o 40 km/h.</text:p>
          </table:table-cell>
        </table:table-row>
        <table:table-row table:style-name="ro1">
          <table:table-cell office:value-type="float" office:value="11074" calcext:value-type="float">
            <text:p>11074</text:p>
          </table:table-cell>
          <table:table-cell office:value-type="string" calcext:value-type="string">
            <text:p>Starosta wydaje decyzję administracyjną o zatrzymaniu prawa jazdy na okres 3 miesięcy, nadając jej rygor natychmiastowej wykonalności, jeżeli: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erujący motocyklem porusza się w strefie zamieszkania z prędkością przekraczającą 70 km/h;</text:p>
          </table:table-cell>
          <table:table-cell office:value-type="string" calcext:value-type="string">
            <text:p>kierujący motocyklem porusza się w strefie zamieszkania z prędkością 60 km/h;</text:p>
          </table:table-cell>
          <table:table-cell office:value-type="string" calcext:value-type="string">
            <text:p>kierujący motocyklem porusza się w strefie zamieszkania z prędkością 50 km/h.</text:p>
          </table:table-cell>
        </table:table-row>
        <table:table-row table:style-name="ro1">
          <table:table-cell office:value-type="float" office:value="11075" calcext:value-type="float">
            <text:p>11075</text:p>
          </table:table-cell>
          <table:table-cell office:value-type="string" calcext:value-type="string">
            <text:p>Starosta wydaje decyzję administracyjną o zatrzymaniu prawa jazdy kat. A na okres 3 miesięcy, nadając jej rygor natychmiastowej wykonalności, jeżeli kierujący motocyklem porusza się na obszarze zabudowanym po drodze, na której występuje ograniczenie prędkości do 40 km/h: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 prędkością przekraczającą 90 km/h;</text:p>
          </table:table-cell>
          <table:table-cell office:value-type="string" calcext:value-type="string">
            <text:p>z prędkością 80 km/h;</text:p>
          </table:table-cell>
          <table:table-cell office:value-type="string" calcext:value-type="string">
            <text:p>z prędkością 70 km/h.</text:p>
          </table:table-cell>
        </table:table-row>
        <table:table-row table:style-name="ro1">
          <table:table-cell office:value-type="float" office:value="11077" calcext:value-type="float">
            <text:p>11077</text:p>
          </table:table-cell>
          <table:table-cell office:value-type="string" calcext:value-type="string">
            <text:p>Starosta wydaje decyzję administracyjną o zatrzymaniu prawa jazdy kat. A na okres 3 miesięcy, nadając jej rygor natychmiastowej wykonalności, jeżeli kierujący motocyklem w strefie ograniczonej prędkości do 30 km/h: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usza się z prędkością przekraczającą 80 km/h;</text:p>
          </table:table-cell>
          <table:table-cell office:value-type="string" calcext:value-type="string">
            <text:p>porusza się z prędkością 70 km/h;</text:p>
          </table:table-cell>
          <table:table-cell office:value-type="string" calcext:value-type="string">
            <text:p>porusza się z prędkością 60 km/h.</text:p>
          </table:table-cell>
        </table:table-row>
        <table:table-row table:style-name="ro1">
          <table:table-cell office:value-type="float" office:value="11078" calcext:value-type="float">
            <text:p>11078</text:p>
          </table:table-cell>
          <table:table-cell office:value-type="string" calcext:value-type="string">
            <text:p>Starosta wydaje decyzję administracyjną o zatrzymaniu prawa jazdy kat. A na okres 3 miesięcy, nadając jej rygor natychmiastowej wykonalności, jeżeli: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erujący motocyklem porusza się o godzinie 1.30 na obszarze zabudowanym z prędkością przekraczającą 110 km/h;</text:p>
          </table:table-cell>
          <table:table-cell office:value-type="string" calcext:value-type="string">
            <text:p>kierujący motocyklem porusza się o godzinie 2.30 na obszarze zabudowanym z prędkością 95 km/h;</text:p>
          </table:table-cell>
          <table:table-cell office:value-type="string" calcext:value-type="string">
            <text:p>kierujący motocyklem porusza się o godzinie 3.00 na obszarze zabudowanym z prędkością 90 km/h.</text:p>
          </table:table-cell>
        </table:table-row>
        <table:table-row table:style-name="ro1">
          <table:table-cell office:value-type="float" office:value="11080" calcext:value-type="float">
            <text:p>11080</text:p>
          </table:table-cell>
          <table:table-cell office:value-type="string" calcext:value-type="string">
            <text:p>Starosta wydaje decyzję administracyjną o zatrzymaniu prawa jazdy kat. A na okres 3 miesięcy, nadając jej rygor natychmiastowej wykonalności, jeżeli: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erujący motocyklem przewozi osoby w liczbie przekraczającej liczbę miejsc określoną w dowodzie rejestracyjnym motocykla;</text:p>
          </table:table-cell>
          <table:table-cell office:value-type="string" calcext:value-type="string">
            <text:p>kierujący motocyklem porusza się w ciągu dnia na obszarze zabudowanym z prędkością 90 km/h;</text:p>
          </table:table-cell>
          <table:table-cell office:value-type="string" calcext:value-type="string">
            <text:p>kierujący motocyklem porusza się na drodze ekspresowej z prędkością 180 km/h.</text:p>
          </table:table-cell>
        </table:table-row>
        <table:table-row table:style-name="ro1">
          <table:table-cell office:value-type="float" office:value="11082" calcext:value-type="float">
            <text:p>11082</text:p>
          </table:table-cell>
          <table:table-cell office:value-type="string" calcext:value-type="string">
            <text:p>Starosta wydaje decyzję administracyjną o zatrzymaniu prawa jazdy kat. A na okres 3 miesięcy, nadając jej rygor natychmiastowej wykonalności, jeżeli: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erujący motocyklem przewozi osoby w liczbie przekraczającej liczbę miejsc wynikającą z konstrukcyjnego przeznaczenia wózka bocznego motocykla;</text:p>
          </table:table-cell>
          <table:table-cell office:value-type="string" calcext:value-type="string">
            <text:p>kierujący motocyklem z wózkiem bocznym porusza się na obszarze zabudowanym z prędkością 90 km/h;</text:p>
          </table:table-cell>
          <table:table-cell office:value-type="string" calcext:value-type="string">
            <text:p>kierujący motocyklem z wózkiem bocznym porusza się poza obszarem zabudowanym z prędkością przekraczającą 140 km/h;</text:p>
          </table:table-cell>
        </table:table-row>
        <table:table-row table:style-name="ro1">
          <table:table-cell office:value-type="float" office:value="11083" calcext:value-type="float">
            <text:p>11083</text:p>
          </table:table-cell>
          <table:table-cell office:value-type="string" calcext:value-type="string">
            <text:p>Jeżeli osoba kierowała motocyklem, pomimo wydania decyzji administracyjnej o zatrzymaniu jej prawa jazdy na okres 3 miesięcy, to: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osta wydaje decyzję administracyjną o przedłużeniu okresu, na który zatrzymano prawo jazdy, do sześciu miesięcy;</text:p>
          </table:table-cell>
          <table:table-cell office:value-type="string" calcext:value-type="string">
            <text:p>starosta wydaje decyzję administracyjną o przedłużeniu okresu, na który zatrzymano prawo jazdy, do dziewięciu miesięcy;</text:p>
          </table:table-cell>
          <table:table-cell office:value-type="string" calcext:value-type="string">
            <text:p>starosta wydaje decyzję administracyjną o przedłużeniu okresu zatrzymania prawa jazdy do trzech miesięcy.</text:p>
          </table:table-cell>
        </table:table-row>
        <table:table-row table:style-name="ro1">
          <table:table-cell office:value-type="float" office:value="11084" calcext:value-type="float">
            <text:p>11084</text:p>
          </table:table-cell>
          <table:table-cell office:value-type="string" calcext:value-type="string">
            <text:p>Jeżeli osoba kierowała motocyklem, pomimo wydania decyzji administracyjnej o zatrzymaniu jej prawa jazdy na okres 3 miesięcy, to: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osta wydaje decyzję administracyjną o przedłużeniu okresu, na który zatrzymano prawo jazdy, do 6 miesięcy;</text:p>
          </table:table-cell>
          <table:table-cell office:value-type="string" calcext:value-type="string">
            <text:p>starosta wydaje decyzję administracyjną o przedłużeniu okresu, na który zatrzymano prawo jazdy, do 12 miesięcy;</text:p>
          </table:table-cell>
          <table:table-cell office:value-type="string" calcext:value-type="string">
            <text:p>starosta wydaje decyzję administracyjną o cofnięciu uprawnień.</text:p>
          </table:table-cell>
        </table:table-row>
        <table:table-row table:style-name="ro1">
          <table:table-cell office:value-type="float" office:value="11085" calcext:value-type="float">
            <text:p>11085</text:p>
          </table:table-cell>
          <table:table-cell office:value-type="string" calcext:value-type="string">
            <text:p>Jeżeli starosta wydał decyzję administracyjną o zatrzymaniu prawa jazdy kat. A na okres 3 miesięcy, to z uwagi na brak obowiązku posiadania podczas jazdy motocyklem prawa jazdy: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żesz kierować motocyklem tylko w granicach właściwego starostwa;</text:p>
          </table:table-cell>
          <table:table-cell office:value-type="string" calcext:value-type="string">
            <text:p>możesz kierować motocyklem tylko w granicach miejscowości stałego zamieszkania;</text:p>
          </table:table-cell>
          <table:table-cell office:value-type="string" calcext:value-type="string">
            <text:p>nie wolno Ci kierować motocyklem przez okres zatrzymania prawa jazdy.</text:p>
          </table:table-cell>
        </table:table-row>
        <table:table-row table:style-name="ro1">
          <table:table-cell office:value-type="float" office:value="11195" calcext:value-type="float">
            <text:p>11195</text:p>
          </table:table-cell>
          <table:table-cell office:value-type="string" calcext:value-type="string">
            <text:p>Czy zamierzając kierować motorowerem, powinieneś powstrzymać się od przyjmowania jakichkolwiek leków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m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225" calcext:value-type="float">
            <text:p>11225</text:p>
          </table:table-cell>
          <table:table-cell office:value-type="string" calcext:value-type="string">
            <text:p>Czy zmieniając kierunek jazdy masz obowiązek zachowania szczególnej ostrożności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5 20.mp4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408" calcext:value-type="float">
            <text:p>11408</text:p>
          </table:table-cell>
          <table:table-cell office:value-type="string" calcext:value-type="string">
            <text:p>Czy w tej sytuacji kierujący omijając pojazd powinien w razie potrzeby zmniejszyć prędkość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am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409" calcext:value-type="float">
            <text:p>11409</text:p>
          </table:table-cell>
          <table:table-cell office:value-type="string" calcext:value-type="string">
            <text:p>Czy w tej sytuacji powinieneś założyć, że zza pojazdu wykonującego roboty drogowe, może niespodziewanie na jezdnię wejść osoba wykonująca prace remontow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am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410" calcext:value-type="float">
            <text:p>11410</text:p>
          </table:table-cell>
          <table:table-cell office:value-type="string" calcext:value-type="string">
            <text:p>Czy w tej sytuacji kierujący, po ustąpieniu pierwszeństwa pojazdom poruszającym się z kierunku przeciwnego i omijając pojazd wykonujący roboty drogowe, musi zwracać uwagę na osoby wykonujące te roboty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am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412" calcext:value-type="float">
            <text:p>11412</text:p>
          </table:table-cell>
          <table:table-cell office:value-type="string" calcext:value-type="string">
            <text:p>Czy w tej sytuacji jesteś zwolniony z obowiązku stosowania wobec dzieci zasady ograniczonego zaufania, gdyż są one pod opieką osoby dorosłej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am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413" calcext:value-type="float">
            <text:p>11413</text:p>
          </table:table-cell>
          <table:table-cell office:value-type="string" calcext:value-type="string">
            <text:p>Czy w tej sytuacji powinieneś uważnie obserwować pieszych, a wobec dzieci zastosować zasadę ograniczonego zaufania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am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414" calcext:value-type="float">
            <text:p>11414</text:p>
          </table:table-cell>
          <table:table-cell office:value-type="string" calcext:value-type="string">
            <text:p>Czy zbliżając się przystanku autobusowego, jesteś zwolniony z obowiązku obserwacji zachowania dzieci, gdyż są one pod opieką osoby dorosłej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am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415" calcext:value-type="float">
            <text:p>11415</text:p>
          </table:table-cell>
          <table:table-cell office:value-type="string" calcext:value-type="string">
            <text:p>Czy w tej sytuacji kierujący pojazdem powinien przewidywać, że zza pojazdu może nagle wybiec na jezdnię dziecko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am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416" calcext:value-type="float">
            <text:p>11416</text:p>
          </table:table-cell>
          <table:table-cell office:value-type="string" calcext:value-type="string">
            <text:p>Czy w tej sytuacji kierujący zwolniony jest z obowiązku obserwowania zachowania dziecka, ponieważ idzie ono chodnikiem po lewej i jest pod opieką osoby dorosłej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m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438" calcext:value-type="float">
            <text:p>11438</text:p>
          </table:table-cell>
          <table:table-cell office:value-type="string" calcext:value-type="string">
            <text:p>Jak jest maksymalna dopuszczalna wysokość pojazdu z ładunkiem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 m.</text:p>
          </table:table-cell>
          <table:table-cell office:value-type="string" calcext:value-type="string">
            <text:p>3,5 m.</text:p>
          </table:table-cell>
          <table:table-cell office:value-type="string" calcext:value-type="string">
            <text:p>4 m.</text:p>
          </table:table-cell>
        </table:table-row>
        <table:table-row table:style-name="ro1">
          <table:table-cell office:value-type="float" office:value="11440" calcext:value-type="float">
            <text:p>11440</text:p>
          </table:table-cell>
          <table:table-cell office:value-type="string" calcext:value-type="string">
            <text:p>Na rozwinięcie jakiej maksymalnej prędkości pozwala ogranicznik prędkości zamontowany w samochodzie ciężarowym o dopuszczalnej masie całkowitej przekraczającej 3,5 t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0 km/h.</text:p>
          </table:table-cell>
          <table:table-cell office:value-type="string" calcext:value-type="string">
            <text:p>100 km/h.</text:p>
          </table:table-cell>
          <table:table-cell office:value-type="string" calcext:value-type="string">
            <text:p>120 km/h.</text:p>
          </table:table-cell>
        </table:table-row>
        <table:table-row table:style-name="ro1">
          <table:table-cell office:value-type="float" office:value="11441" calcext:value-type="float">
            <text:p>11441</text:p>
          </table:table-cell>
          <table:table-cell office:value-type="string" calcext:value-type="string">
            <text:p>aka jest maksymalna długość zespołu pojazdów złożonego z samochodu ciężarowego i przyczepy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 m.</text:p>
          </table:table-cell>
          <table:table-cell office:value-type="string" calcext:value-type="string">
            <text:p>18,5 m.</text:p>
          </table:table-cell>
          <table:table-cell office:value-type="string" calcext:value-type="string">
            <text:p>18,75 m.</text:p>
          </table:table-cell>
        </table:table-row>
        <table:table-row table:style-name="ro1">
          <table:table-cell office:value-type="float" office:value="11442" calcext:value-type="float">
            <text:p>11442</text:p>
          </table:table-cell>
          <table:table-cell office:value-type="string" calcext:value-type="string">
            <text:p>W ile gaśnic masz obowiązek wyposażyć samochód ciężarowy, którym przewozisz osoby poza kabiną kierowcy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dną.</text:p>
          </table:table-cell>
          <table:table-cell office:value-type="string" calcext:value-type="string">
            <text:p>Dwie.</text:p>
          </table:table-cell>
          <table:table-cell office:value-type="string" calcext:value-type="string">
            <text:p>Trzy.</text:p>
          </table:table-cell>
        </table:table-row>
        <table:table-row table:style-name="ro1">
          <table:table-cell office:value-type="float" office:value="11443" calcext:value-type="float">
            <text:p>11443</text:p>
          </table:table-cell>
          <table:table-cell office:value-type="string" calcext:value-type="string">
            <text:p>Czy masz prawo przewozić samochodem ciężarowym ładunek sypki, gdy wysokość tego pojazdu wraz z ładunkiem wynosi 4,5 m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k, ale wyłącznie na autostradzie.</text:p>
          </table:table-cell>
          <table:table-cell office:value-type="string" calcext:value-type="string">
            <text:p>Tak, na wszystkich drogach poza obszarem zabudowanym.</text:p>
          </table:table-cell>
          <table:table-cell office:value-type="string" calcext:value-type="string">
            <text:p>Nie, jest to zabronione na wszystkich drogach.</text:p>
          </table:table-cell>
        </table:table-row>
        <table:table-row table:style-name="ro1">
          <table:table-cell office:value-type="float" office:value="11444" calcext:value-type="float">
            <text:p>11444</text:p>
          </table:table-cell>
          <table:table-cell office:value-type="string" calcext:value-type="string">
            <text:p>Przewozisz samochodem ciężarowym o szerokości 2,55 m ładunek o szerokości 3 m. Na jaką maksymalną odległość może on wystawać z jednej strony pojazdu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5 cm.</text:p>
          </table:table-cell>
          <table:table-cell office:value-type="string" calcext:value-type="string">
            <text:p>25 cm.</text:p>
          </table:table-cell>
          <table:table-cell office:value-type="string" calcext:value-type="string">
            <text:p>23 cm.</text:p>
          </table:table-cell>
        </table:table-row>
        <table:table-row table:style-name="ro1">
          <table:table-cell office:value-type="float" office:value="11445" calcext:value-type="float">
            <text:p>11445</text:p>
          </table:table-cell>
          <table:table-cell office:value-type="string" calcext:value-type="string">
            <text:p>Jakiej wartości nie może przekraczać nacisk pojedynczej osi nienapędowej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ton.</text:p>
          </table:table-cell>
          <table:table-cell office:value-type="string" calcext:value-type="string">
            <text:p>10 ton.</text:p>
          </table:table-cell>
          <table:table-cell office:value-type="string" calcext:value-type="string">
            <text:p>7 ton.</text:p>
          </table:table-cell>
        </table:table-row>
        <table:table-row table:style-name="ro1">
          <table:table-cell office:value-type="float" office:value="11459" calcext:value-type="float">
            <text:p>11459</text:p>
          </table:table-cell>
          <table:table-cell office:value-type="string" calcext:value-type="string">
            <text:p>W jakich okolicznościach włączenie tylnych świateł przeciwmgłowych w samochodzie ciężarowym służy zwiększeniu widoczności pojazdu podczas jazdy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 nocy w każdych warunkach atmosferycznych.</text:p>
          </table:table-cell>
          <table:table-cell office:value-type="string" calcext:value-type="string">
            <text:p>W dzień iw nocy w każdych warunkach atmosferycznych.</text:p>
          </table:table-cell>
          <table:table-cell office:value-type="string" calcext:value-type="string">
            <text:p>W dzień lub w nocy w warunkach zmniejszonej przejrzystości powietrza.</text:p>
          </table:table-cell>
        </table:table-row>
        <table:table-row table:style-name="ro1">
          <table:table-cell office:value-type="float" office:value="11460" calcext:value-type="float">
            <text:p>11460</text:p>
          </table:table-cell>
          <table:table-cell office:value-type="string" calcext:value-type="string">
            <text:p>W którym przypadku zmiana zaplanowanej trasy przejazdu jest najbardziej wskazana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dy występują niewielkie nierówności drogi.</text:p>
          </table:table-cell>
          <table:table-cell office:value-type="string" calcext:value-type="string">
            <text:p>Gdy występują okresowe opady deszczu.</text:p>
          </table:table-cell>
          <table:table-cell office:value-type="string" calcext:value-type="string">
            <text:p>Gdy występują bardzo złe warunki pogodowe i droga jest oblodzona.</text:p>
          </table:table-cell>
        </table:table-row>
        <table:table-row table:style-name="ro1">
          <table:table-cell office:value-type="float" office:value="11477" calcext:value-type="float">
            <text:p>11477</text:p>
          </table:table-cell>
          <table:table-cell office:value-type="string" calcext:value-type="string">
            <text:p>Czy masz prawo kierować samochodem ciężarowym, którego szerokość wraz z ładunkiem jest większa od dopuszczalnej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k, bez dodatkowego zezwolenia, jeśli trasa przewozu na to pozwala.</text:p>
          </table:table-cell>
          <table:table-cell office:value-type="string" calcext:value-type="string">
            <text:p>Nie, w żadnym przypadku.</text:p>
          </table:table-cell>
          <table:table-cell office:value-type="string" calcext:value-type="string">
            <text:p>Tak, ale tylko pod warunkiem uzyskania odpowiedniego zezwolenia.</text:p>
          </table:table-cell>
        </table:table-row>
        <table:table-row table:style-name="ro1">
          <table:table-cell office:value-type="float" office:value="11489" calcext:value-type="float">
            <text:p>11489</text:p>
          </table:table-cell>
          <table:table-cell office:value-type="string" calcext:value-type="string">
            <text:p>Jak sygnalizowana jest niesprawność układu przeciwblokującego (ABS)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Świetlnym sygnałem kontrolnym na tablicy rozdzielczej.</text:p>
          </table:table-cell>
          <table:table-cell office:value-type="string" calcext:value-type="string">
            <text:p>Sygnałem dźwiękowym.</text:p>
          </table:table-cell>
          <table:table-cell office:value-type="string" calcext:value-type="string">
            <text:p>Włączeniem się świateł awaryjnych.</text:p>
          </table:table-cell>
        </table:table-row>
        <table:table-row table:style-name="ro1">
          <table:table-cell office:value-type="float" office:value="11490" calcext:value-type="float">
            <text:p>11490</text:p>
          </table:table-cell>
          <table:table-cell office:value-type="string" calcext:value-type="string">
            <text:p>Stwierdziłeś wyciek płynu z amortyzatora hydraulicznego, jakie mogą być jego skutki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większone tłumienie drgań nadwozia na nierównościach drogi.</text:p>
          </table:table-cell>
          <table:table-cell office:value-type="string" calcext:value-type="string">
            <text:p>Skrócenie drogi hamowania.</text:p>
          </table:table-cell>
          <table:table-cell office:value-type="string" calcext:value-type="string">
            <text:p>Zmniejszenie przyczepności kół do jezdni na nierównej drodze.</text:p>
          </table:table-cell>
        </table:table-row>
        <table:table-row table:style-name="ro1">
          <table:table-cell office:value-type="float" office:value="11491" calcext:value-type="float">
            <text:p>11491</text:p>
          </table:table-cell>
          <table:table-cell office:value-type="string" calcext:value-type="string">
            <text:p>Jaki może być skutek uszkodzenia jednej z żarówek kierunkowskazów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zostałe żarówki kierunkowskazów także nie będą działać.</text:p>
          </table:table-cell>
          <table:table-cell office:value-type="string" calcext:value-type="string">
            <text:p>Przerywacz kierunkowskazów będzie pracował ze zwiększoną częstotliwością.</text:p>
          </table:table-cell>
          <table:table-cell office:value-type="string" calcext:value-type="string">
            <text:p>Włączą się światła awaryjne.</text:p>
          </table:table-cell>
        </table:table-row>
        <table:table-row table:style-name="ro1">
          <table:table-cell office:value-type="float" office:value="11492" calcext:value-type="float">
            <text:p>11492</text:p>
          </table:table-cell>
          <table:table-cell office:value-type="string" calcext:value-type="string">
            <text:p>Ile wynosi minimalna dozwolona głębokość rzeźby bieżnika opony samochodu ciężarowego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mm.</text:p>
          </table:table-cell>
          <table:table-cell office:value-type="string" calcext:value-type="string">
            <text:p>1,6 mm.</text:p>
          </table:table-cell>
          <table:table-cell office:value-type="string" calcext:value-type="string">
            <text:p>2,6 mm.</text:p>
          </table:table-cell>
        </table:table-row>
        <table:table-row table:style-name="ro1">
          <table:table-cell office:value-type="float" office:value="11493" calcext:value-type="float">
            <text:p>11493</text:p>
          </table:table-cell>
          <table:table-cell office:value-type="string" calcext:value-type="string">
            <text:p>Które z wymienionych działań należy podjąć, gdy w czasie jazdy zaświeci się na czerwono lampka kontrolna temperatury cieczy chłodzącej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trzymać pojazd i wyłączyć silnik.</text:p>
          </table:table-cell>
          <table:table-cell office:value-type="string" calcext:value-type="string">
            <text:p>Zwolnić.</text:p>
          </table:table-cell>
          <table:table-cell office:value-type="string" calcext:value-type="string">
            <text:p>Przyspieszyć.</text:p>
          </table:table-cell>
        </table:table-row>
        <table:table-row table:style-name="ro1">
          <table:table-cell office:value-type="float" office:value="11494" calcext:value-type="float">
            <text:p>11494</text:p>
          </table:table-cell>
          <table:table-cell office:value-type="string" calcext:value-type="string">
            <text:p>Które z wymienionych działań należy podjąć, gdy w czasie jazdy zaświeci się na czerwono lampka kontrolna ciśnienia oleju w silniku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trzymać pojazd i wyłączyć silnik.</text:p>
          </table:table-cell>
          <table:table-cell office:value-type="string" calcext:value-type="string">
            <text:p>Zwolnić.</text:p>
          </table:table-cell>
          <table:table-cell office:value-type="string" calcext:value-type="string">
            <text:p>Zwiększyć obroty silnika.</text:p>
          </table:table-cell>
        </table:table-row>
        <table:table-row table:style-name="ro1">
          <table:table-cell office:value-type="float" office:value="11506" calcext:value-type="float">
            <text:p>11506</text:p>
          </table:table-cell>
          <table:table-cell office:value-type="string" calcext:value-type="string">
            <text:p>Czy wolno Ci holować pojazd, którym kieruje osoba w stanie po użyciu alkoholu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023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507" calcext:value-type="float">
            <text:p>11507</text:p>
          </table:table-cell>
          <table:table-cell office:value-type="string" calcext:value-type="string">
            <text:p>Czy zażywanie leków nasennych i uspokajających może mieć negatywny wpływ na zdolność prowadzenia pojazdu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C207_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508" calcext:value-type="float">
            <text:p>11508</text:p>
          </table:table-cell>
          <table:table-cell office:value-type="string" calcext:value-type="string">
            <text:p>Czy rozmieszczone w taki sposób ozdoby, ograniczają widoczność drogi i rozpraszają uwagę kierującego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C252_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509" calcext:value-type="float">
            <text:p>11509</text:p>
          </table:table-cell>
          <table:table-cell office:value-type="string" calcext:value-type="string">
            <text:p>Czy zaśnieżone szyby lub lusterka samochodu, którym zamierzasz kierować, utrudniają ocenę sytuacji na drodz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C253_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510" calcext:value-type="float">
            <text:p>11510</text:p>
          </table:table-cell>
          <table:table-cell office:value-type="string" calcext:value-type="string">
            <text:p>Czy rano powinieneś zrezygnować z kierowania pojazdem, jeśli wieczorem poprzedniego dnia spożyłeś dużą ilość alkoholu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C208_1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519" calcext:value-type="float">
            <text:p>11519</text:p>
          </table:table-cell>
          <table:table-cell office:value-type="string" calcext:value-type="string">
            <text:p>Jakiej wartości nie może przekraczać rzeczywista masa całkowita przyczepy ciągniętej przez samochód ciężarowy o dopuszczalnej masie całkowitej przekraczającej 3,5 t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y własnej tego samochodu.</text:p>
          </table:table-cell>
          <table:table-cell office:value-type="string" calcext:value-type="string">
            <text:p>Rzeczywistej masy całkowitej tego samochodu.</text:p>
          </table:table-cell>
          <table:table-cell office:value-type="string" calcext:value-type="string">
            <text:p>Rzeczywistej masy całkowitej tego samochodu powiększonej o 40%.</text:p>
          </table:table-cell>
        </table:table-row>
        <table:table-row table:style-name="ro1">
          <table:table-cell office:value-type="float" office:value="11520" calcext:value-type="float">
            <text:p>11520</text:p>
          </table:table-cell>
          <table:table-cell office:value-type="string" calcext:value-type="string">
            <text:p>Czy przejazd zespołu pojazdów składającego się z samochodu ciężarowego i dwóch przyczep wymaga zezwolenia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e, nie wymaga zezwolenia, niezależnie od przewożonego ładunku.</text:p>
          </table:table-cell>
          <table:table-cell office:value-type="string" calcext:value-type="string">
            <text:p>Nie, nie wymaga zezwolenia, jeżeli w przyczepach nie jest przewożony ładunek.</text:p>
          </table:table-cell>
          <table:table-cell office:value-type="string" calcext:value-type="string">
            <text:p>Tak wymaga zezwolenia.</text:p>
          </table:table-cell>
        </table:table-row>
        <table:table-row table:style-name="ro1">
          <table:table-cell office:value-type="float" office:value="11522" calcext:value-type="float">
            <text:p>11522</text:p>
          </table:table-cell>
          <table:table-cell office:value-type="string" calcext:value-type="string">
            <text:p>W którym z wymienionych przypadków dopuszczalne jest zasłonięcie części powierzchni przedniej szyby podczas kierowania samochodem ciężarowym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dy ograniczona jest widoczność drogi przez przymocowany do szyby notatnik z rozpisaną trasą przejazdu do miejsca docelowego.</text:p>
          </table:table-cell>
          <table:table-cell office:value-type="string" calcext:value-type="string">
            <text:p>Gdy ograniczona jest widoczność drogi przez przymocowane do szyby różnego rodzaju ozdoby.</text:p>
          </table:table-cell>
          <table:table-cell office:value-type="string" calcext:value-type="string">
            <text:p>Gdy na części powierzchni szyby rozwinięta jest zasłona przeciwsłoneczna.</text:p>
          </table:table-cell>
        </table:table-row>
        <table:table-row table:style-name="ro1">
          <table:table-cell office:value-type="float" office:value="11524" calcext:value-type="float">
            <text:p>11524</text:p>
          </table:table-cell>
          <table:table-cell office:value-type="string" calcext:value-type="string">
            <text:p>Czy fakt, że jedziesz we mgle, ma wpływ na długość drogi hamowania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k, może się ona zwiększyć ze względu na zawilgocenie jezdni.</text:p>
          </table:table-cell>
          <table:table-cell office:value-type="string" calcext:value-type="string">
            <text:p>Tak, może się ona zmniejszyć ze względu na zwiększoną przyczepność opony do nawierzchni jezdni.</text:p>
          </table:table-cell>
          <table:table-cell office:value-type="string" calcext:value-type="string">
            <text:p>Nie, nie zwiększa się ani nie zmniejsza, bo mgła i wilgotność nie ma na nią wpływu.</text:p>
          </table:table-cell>
        </table:table-row>
        <table:table-row table:style-name="ro1">
          <table:table-cell office:value-type="float" office:value="11525" calcext:value-type="float">
            <text:p>11525</text:p>
          </table:table-cell>
          <table:table-cell office:value-type="string" calcext:value-type="string">
            <text:p>W którym z wymienionych przypadków silny boczny wiatr ma największy wpływ na stabilność jazdy pojazdem członowym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dczas przewozu ładunku o dużej masie.</text:p>
          </table:table-cell>
          <table:table-cell office:value-type="string" calcext:value-type="string">
            <text:p>Podczas jazdy bez ładunku i przy dużej powierzchni bocznej zespołu pojazdów.</text:p>
          </table:table-cell>
          <table:table-cell office:value-type="string" calcext:value-type="string">
            <text:p>Podczas jazdy bez ładunku i przy małej powierzchni bocznej zespołu pojazdów.</text:p>
          </table:table-cell>
        </table:table-row>
        <table:table-row table:style-name="ro1">
          <table:table-cell office:value-type="float" office:value="11528" calcext:value-type="float">
            <text:p>11528</text:p>
          </table:table-cell>
          <table:table-cell office:value-type="string" calcext:value-type="string">
            <text:p>Co grozi kierowcy, który samochodem ciężarowym przewozi o trzy osoby więcej od liczby miejsc wpisanej w dowodzie rejestracyjnym pojazdu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trzymanie prawa jazdy na okres 3 miesięcy.</text:p>
          </table:table-cell>
          <table:table-cell office:value-type="string" calcext:value-type="string">
            <text:p>Zatrzymanie prawa jazdy na okres 3 miesięcy i kontrolne sprawdzenie kwalifikacji.</text:p>
          </table:table-cell>
          <table:table-cell office:value-type="string" calcext:value-type="string">
            <text:p>Zatrzymanie prawa jazdy na okres 6 miesięcy.</text:p>
          </table:table-cell>
        </table:table-row>
        <table:table-row table:style-name="ro1">
          <table:table-cell office:value-type="float" office:value="11529" calcext:value-type="float">
            <text:p>11529</text:p>
          </table:table-cell>
          <table:table-cell office:value-type="string" calcext:value-type="string">
            <text:p>Pomimo braku obowiązku posiadania podczas jazdy dowodu rejestracyjnego, właściciel motocykla zarejestrowanego na terytorium RP: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e ma obowiązku poddawania motocykla okresowym badaniom technicznym.</text:p>
          </table:table-cell>
          <table:table-cell office:value-type="string" calcext:value-type="string">
            <text:p>Poddaje motocykl okresowym badaniom technicznym po dwóch latach od daty pierwszej rejestracji.</text:p>
          </table:table-cell>
          <table:table-cell office:value-type="string" calcext:value-type="string">
            <text:p>Poddaje motocykl okresowym badaniom technicznym przed upływem trzech lat od daty pierwszej rejestracji.</text:p>
          </table:table-cell>
        </table:table-row>
        <table:table-row table:style-name="ro1">
          <table:table-cell office:value-type="float" office:value="12478" calcext:value-type="float">
            <text:p>12478</text:p>
          </table:table-cell>
          <table:table-cell office:value-type="string" calcext:value-type="string">
            <text:p>Co grozi kierowcy autobusu, z wyłączeniem autobusu publicznego transportu zbiorowego w gminach z przewidzianymi miejscami stojącymi, za przewóz więcej niż pięciu osób od liczby miejsc wpisanej w dowodzie rejestracyjnym pojazdu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trzymanie prawa jazdy na okres 3 miesięcy.</text:p>
          </table:table-cell>
          <table:table-cell office:value-type="string" calcext:value-type="string">
            <text:p>Kontrolne sprawdzenie kwalifikacji.</text:p>
          </table:table-cell>
          <table:table-cell office:value-type="string" calcext:value-type="string">
            <text:p>Mandat karny w wysokości 500 zł i 10 punktów karnych.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string" calcext:value-type="string">
            <text:p>Zamierzasz kontynuować jazdę drogą z pierwszeństwem przejazdu. Czy musisz włączyć lewy kierunkowskaz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06ztV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504" calcext:value-type="float">
            <text:p>12504</text:p>
          </table:table-cell>
          <table:table-cell office:value-type="string" calcext:value-type="string">
            <text:p>Zamierzasz skręcić w lewo na najbliższym skrzyżowaniu. Czy musisz włączyć lewy kierunkowskaz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08ztV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505" calcext:value-type="float">
            <text:p>12505</text:p>
          </table:table-cell>
          <table:table-cell office:value-type="string" calcext:value-type="string">
            <text:p>Zamierzasz kontynuować jazdę drogą z pierwszeństwem przejazdu. Czy musisz włączyć prawy kierunkowskaz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08ztV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528" calcext:value-type="float">
            <text:p>12528</text:p>
          </table:table-cell>
          <table:table-cell office:value-type="string" calcext:value-type="string">
            <text:p>Czy włączając się do ruchu musisz zachować szczególną ostrożność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18ztV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556" calcext:value-type="float">
            <text:p>12556</text:p>
          </table:table-cell>
          <table:table-cell office:value-type="string" calcext:value-type="string">
            <text:p>Czy postój pojazdu bezpośrednio za widocznym słupkiem wskaźnikowym jest zabroniony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37ztV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562" calcext:value-type="float">
            <text:p>12562</text:p>
          </table:table-cell>
          <table:table-cell office:value-type="string" calcext:value-type="string">
            <text:p>Czy w tej sytuacji musisz umożliwić włączenie się do ruchu pojazdowi ciężarowemu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41ztV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564" calcext:value-type="float">
            <text:p>12564</text:p>
          </table:table-cell>
          <table:table-cell office:value-type="string" calcext:value-type="string">
            <text:p>Czy w tej sytuacji masz obowiązek zatrzymać pojazd przed przejazdem kolejowym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42ztV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575" calcext:value-type="float">
            <text:p>12575</text:p>
          </table:table-cell>
          <table:table-cell office:value-type="string" calcext:value-type="string">
            <text:p>Czy w tej sytuacji wolno kontynuować jazdę lewym pasem jeżeli prawy pas jest wolny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50ztV.mp4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2605" calcext:value-type="float">
            <text:p>12605</text:p>
          </table:table-cell>
          <table:table-cell office:value-type="string" calcext:value-type="string">
            <text:p>Czy w tej sytuacji należy zachować ostrożność i bezpieczny odstęp od wymijanego pojazdu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68ztV.mp4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2618" calcext:value-type="float">
            <text:p>12618</text:p>
          </table:table-cell>
          <table:table-cell office:value-type="string" calcext:value-type="string">
            <text:p>Czy za tym znakiem wolno Ci zwiększyć prędkość do 130 km/h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75ztV.mp4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640" calcext:value-type="float">
            <text:p>12640</text:p>
          </table:table-cell>
          <table:table-cell office:value-type="string" calcext:value-type="string">
            <text:p>Czy w tak oznakowanym miejscu wolno Ci zmienić pas ruchu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87ztV.mp4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2652" calcext:value-type="float">
            <text:p>12652</text:p>
          </table:table-cell>
          <table:table-cell office:value-type="string" calcext:value-type="string">
            <text:p>Czy w tej sytuacji musisz zatrzymać się przed przejściem dla pieszych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97ztV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714" calcext:value-type="float">
            <text:p>12714</text:p>
          </table:table-cell>
          <table:table-cell office:value-type="string" calcext:value-type="string">
            <text:p>Czy za tym znakiem należy spodziewać się trzech niebezpiecznych zakrętów, z których wszystkie mogą być w lewo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28ztV.mp4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2726" calcext:value-type="float">
            <text:p>12726</text:p>
          </table:table-cell>
          <table:table-cell office:value-type="string" calcext:value-type="string">
            <text:p>Czy pole widzenie zwiększa się wraz z malejącą prędkością jazdy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34ztV.mp4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2737" calcext:value-type="float">
            <text:p>12737</text:p>
          </table:table-cell>
          <table:table-cell office:value-type="string" calcext:value-type="string">
            <text:p>Czy ten znak ostrzega o możliwości wystąpienia gołoledzi na jezdni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37ztV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741" calcext:value-type="float">
            <text:p>12741</text:p>
          </table:table-cell>
          <table:table-cell office:value-type="string" calcext:value-type="string">
            <text:p>Czy ten znak ostrzega o niebezpiecznym zakręcie w prawo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39ztV.mp4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2779" calcext:value-type="float">
            <text:p>12779</text:p>
          </table:table-cell>
          <table:table-cell office:value-type="string" calcext:value-type="string">
            <text:p>Czy wyprzedzając rowerzystę musisz zachować szczególną ostrożność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52ztV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786" calcext:value-type="float">
            <text:p>12786</text:p>
          </table:table-cell>
          <table:table-cell office:value-type="string" calcext:value-type="string">
            <text:p>Czy na najbliższym skrzyżowaniu musisz ustąpić pierwszeństwa pojazdom nadjeżdżającym z lewej strony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55ztV.mp4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2825" calcext:value-type="float">
            <text:p>12825</text:p>
          </table:table-cell>
          <table:table-cell office:value-type="string" calcext:value-type="string">
            <text:p>Czy w tej sytuacji masz prawo wyprzedzić pojazd szynowy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70ztV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826" calcext:value-type="float">
            <text:p>12826</text:p>
          </table:table-cell>
          <table:table-cell office:value-type="string" calcext:value-type="string">
            <text:p>Czy w tej sytuacji zabronione jest wyprzedzanie pojazdu szynowego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70ztV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832" calcext:value-type="float">
            <text:p>12832</text:p>
          </table:table-cell>
          <table:table-cell office:value-type="string" calcext:value-type="string">
            <text:p>Czy zbliżając się do przejścia dla pieszych masz obowiązek obserwować jego otoczeni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74ztV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890" calcext:value-type="float">
            <text:p>12890</text:p>
          </table:table-cell>
          <table:table-cell office:value-type="string" calcext:value-type="string">
            <text:p>Czy prędkość jazdy i odstęp od innych uczestników ruchu drogowego należy dostosować do stanu nawierzchni?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b1_5005pic-zt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k, ale tylko w obszarze zabudowanym.</text:p>
          </table:table-cell>
          <table:table-cell office:value-type="string" calcext:value-type="string">
            <text:p>Tak, ponieważ stan nawierzchni ma istotny wpływ na drogę hamowania.</text:p>
          </table:table-cell>
          <table:table-cell office:value-type="string" calcext:value-type="string">
            <text:p>Tak, ale tylko podczas opadów śniegu.</text:p>
          </table:table-cell>
        </table:table-row>
        <table:table-row table:style-name="ro1">
          <table:table-cell office:value-type="float" office:value="12939" calcext:value-type="float">
            <text:p>12939</text:p>
          </table:table-cell>
          <table:table-cell office:value-type="string" calcext:value-type="string">
            <text:p>Czy za widocznymi znakami wolno zwiększyć prędkość do 90 km/h?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a1_6010ztVpic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k, ponieważ wjeżdżasz na drogę ekspresową.</text:p>
          </table:table-cell>
          <table:table-cell office:value-type="string" calcext:value-type="string">
            <text:p>Tak, ponieważ opuszczasz obszar zabudowany.</text:p>
          </table:table-cell>
          <table:table-cell office:value-type="string" calcext:value-type="string">
            <text:p>Nie, ponieważ tabliczka wskazuje, że na drogę ekspresową wjeżdżasz dopiero za 450 metrów.</text:p>
          </table:table-cell>
        </table:table-row>
        <table:table-row table:style-name="ro1">
          <table:table-cell office:value-type="float" office:value="12942" calcext:value-type="float">
            <text:p>12942</text:p>
          </table:table-cell>
          <table:table-cell office:value-type="string" calcext:value-type="string">
            <text:p>Czy prędkość dopuszczalna 50 km/h obowiązuje na obszarze zabudowanym przez całą dobę?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1_6011ztVpic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k.</text:p>
          </table:table-cell>
          <table:table-cell office:value-type="string" calcext:value-type="string">
            <text:p>Nie, tylko od godziny 5:00 do 23:00.</text:p>
          </table:table-cell>
          <table:table-cell office:value-type="string" calcext:value-type="string">
            <text:p>Nie, tylko od zmierzchu do świtu.</text:p>
          </table:table-cell>
        </table:table-row>
        <table:table-row table:style-name="ro1">
          <table:table-cell office:value-type="float" office:value="13005" calcext:value-type="float">
            <text:p>13005</text:p>
          </table:table-cell>
          <table:table-cell office:value-type="string" calcext:value-type="string">
            <text:p>Czy zbliżając się do przejścia dla pieszych, masz obowiązek obserwować jego otoczeni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19ztVX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06" calcext:value-type="float">
            <text:p>13006</text:p>
          </table:table-cell>
          <table:table-cell office:value-type="string" calcext:value-type="string">
            <text:p>Czy w tej sytuacji wolno Ci kontynuować jazdę bez zatrzymania przed przejściem dla pieszych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90ztV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19" calcext:value-type="float">
            <text:p>13019</text:p>
          </table:table-cell>
          <table:table-cell office:value-type="string" calcext:value-type="string">
            <text:p>Czy sygnalizacja świetlna na przejściu dla pieszych zwalnia Cię z konieczności zachowania szczególnej ostrożności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b2_2015ztVpic.jpg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24" calcext:value-type="float">
            <text:p>13024</text:p>
          </table:table-cell>
          <table:table-cell office:value-type="string" calcext:value-type="string">
            <text:p>Czy w tej sytuacji masz prawo kontynuować jazdę bez zwracania uwagi na zachowanie pieszych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b2_2017ztVpic.jpg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34" calcext:value-type="float">
            <text:p>13034</text:p>
          </table:table-cell>
          <table:table-cell office:value-type="string" calcext:value-type="string">
            <text:p>Czy w widocznej sytuacji z tego pasa ruchu dopuszczalne jest tylko skręcanie w lewo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jd385_cen_1024x576.jpg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35" calcext:value-type="float">
            <text:p>13035</text:p>
          </table:table-cell>
          <table:table-cell office:value-type="string" calcext:value-type="string">
            <text:p>Czy prowadząc pojazd silnikowy z przyczepą w strefie zamieszkania masz prawo jechać z prędkością 30 km/h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lajd_001500_1024x576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k, ale tylko po zmroku.</text:p>
          </table:table-cell>
          <table:table-cell office:value-type="string" calcext:value-type="string">
            <text:p>Tak.</text:p>
          </table:table-cell>
          <table:table-cell office:value-type="string" calcext:value-type="string">
            <text:p>Nie.</text:p>
          </table:table-cell>
        </table:table-row>
        <table:table-row table:style-name="ro1">
          <table:table-cell office:value-type="float" office:value="13037" calcext:value-type="float">
            <text:p>13037</text:p>
          </table:table-cell>
          <table:table-cell office:value-type="string" calcext:value-type="string">
            <text:p>Z jaką prędkością, kierując samochodem osobowym, należy poruszać się za tym pojazdem, jeżeli tunel znajduje się poza obszarem zabudowanym, a jego długość wynosi 600 m?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w12nn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 taką, aby utrzymywać, co najmniej 50 m odstępu.</text:p>
          </table:table-cell>
          <table:table-cell office:value-type="string" calcext:value-type="string">
            <text:p>Z taką, aby utrzymywć, co najmniej 80 m odstępu.</text:p>
          </table:table-cell>
          <table:table-cell office:value-type="string" calcext:value-type="string">
            <text:p>Z taką, aby utrzymywć, co najmniej 5 m odstępu.</text:p>
          </table:table-cell>
        </table:table-row>
        <table:table-row table:style-name="ro1">
          <table:table-cell office:value-type="float" office:value="13038" calcext:value-type="float">
            <text:p>13038</text:p>
          </table:table-cell>
          <table:table-cell office:value-type="string" calcext:value-type="string">
            <text:p>Jaki minimalny odstęp masz obowiązek zachować od jadącego przed Tobą pojazdu, jeżeli poruszasz się samochodem osobowym tą drogą z maksymalną dozwoloną prędkością?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w18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0 m.</text:p>
          </table:table-cell>
          <table:table-cell office:value-type="string" calcext:value-type="string">
            <text:p>70 m.</text:p>
          </table:table-cell>
          <table:table-cell office:value-type="string" calcext:value-type="string">
            <text:p>80 m.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string" calcext:value-type="string">
            <text:p>Z jaką maksymalną prędkością wolno poruszać się za tymi znakami, gdy w bocznym wózku motocykla przewozisz sześcioletnie dziecko?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w1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0 km/h.</text:p>
          </table:table-cell>
          <table:table-cell office:value-type="string" calcext:value-type="string">
            <text:p>40 km/h.</text:p>
          </table:table-cell>
          <table:table-cell office:value-type="string" calcext:value-type="string">
            <text:p>70 km/h.</text:p>
          </table:table-cell>
        </table:table-row>
        <table:table-row table:style-name="ro1">
          <table:table-cell office:value-type="float" office:value="13042" calcext:value-type="float">
            <text:p>13042</text:p>
          </table:table-cell>
          <table:table-cell office:value-type="string" calcext:value-type="string">
            <text:p>Jaki odstęp od poprzedzającego pojazdu należy zachować kierując samochodem osobowym tą drogą?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w19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 najmniej 30 m, jeżeli poruszam się z prędkością 60 km/h.</text:p>
          </table:table-cell>
          <table:table-cell office:value-type="string" calcext:value-type="string">
            <text:p>Niezbędny do uniknięcia zderzenia w razie hamowania lub zatrzymania się poprzedzającego pojazdu.</text:p>
          </table:table-cell>
          <table:table-cell office:value-type="string" calcext:value-type="string">
            <text:p>Dowolny, jeżeli pojazd poprzedzający jadący tym samym pasem ruchu porusza się ze stałą prędkością.</text:p>
          </table:table-cell>
        </table:table-row>
        <table:table-row table:style-name="ro1">
          <table:table-cell office:value-type="float" office:value="13043" calcext:value-type="float">
            <text:p>13043</text:p>
          </table:table-cell>
          <table:table-cell office:value-type="string" calcext:value-type="string">
            <text:p>Jaki odstęp masz obowiązek utrzymywać od poprzedzającego pojazdu, jeżeli kierujesz zespołem pojazdów o długości 14,5 m?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w24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5 m.</text:p>
          </table:table-cell>
          <table:table-cell office:value-type="string" calcext:value-type="string">
            <text:p>Taki, aby i inne wyprzedzające pojazdy mogły bezpiecznie wjechać w lukę utrzymywaną między tymi pojazdami.</text:p>
          </table:table-cell>
          <table:table-cell office:value-type="string" calcext:value-type="string">
            <text:p>Wyrażony w metrach nie mniejszy niż połowa liczby określającej prędkość pojazdu, którym kierujesz, wyrażonej w kilometrach na godzinę</text:p>
          </table:table-cell>
        </table:table-row>
        <table:table-row table:style-name="ro1">
          <table:table-cell office:value-type="float" office:value="13044" calcext:value-type="float">
            <text:p>13044</text:p>
          </table:table-cell>
          <table:table-cell office:value-type="string" calcext:value-type="string">
            <text:p>Jaki minimalny odstęp należy zachować od poprzedzającego pojazdu, kierując samochodem ciężarowym o dmc 6 t z maksymalną dopuszczalną prędkością obowiązującą na tej drodze?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w25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0 m.</text:p>
          </table:table-cell>
          <table:table-cell office:value-type="string" calcext:value-type="string">
            <text:p>40 m.</text:p>
          </table:table-cell>
          <table:table-cell office:value-type="string" calcext:value-type="string">
            <text:p>35 m.</text:p>
          </table:table-cell>
        </table:table-row>
        <table:table-row table:style-name="ro1">
          <table:table-cell office:value-type="float" office:value="13045" calcext:value-type="float">
            <text:p>13045</text:p>
          </table:table-cell>
          <table:table-cell office:value-type="string" calcext:value-type="string">
            <text:p>Jaki odstęp od poprzedzającego pojazdu masz obowiązek utrzymywać, poruszając się po tej drodze samochodem ciężarowym o długości 7,5 m?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w26nn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ezbędny do uniknięcia zderzenia w razie hamowania lub zatrzymania się poprzedzającego pojazdu.</text:p>
          </table:table-cell>
          <table:table-cell office:value-type="string" calcext:value-type="string">
            <text:p>Zawsze 40 m.</text:p>
          </table:table-cell>
          <table:table-cell office:value-type="string" calcext:value-type="string">
            <text:p>Taki aby inne wyprzedzające pojazdy mogły bezpiecznie wjechać w lukę utrzymywaną między tymi pojazdami.</text:p>
          </table:table-cell>
        </table:table-row>
        <table:table-row table:style-name="ro1">
          <table:table-cell office:value-type="float" office:value="13046" calcext:value-type="float">
            <text:p>13046</text:p>
          </table:table-cell>
          <table:table-cell office:value-type="string" calcext:value-type="string">
            <text:p><text:s/>Jaki minimalny odstęp masz obowiązek utrzymywać od pojazdu poprzedzającego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w31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wsze 50 m.</text:p>
          </table:table-cell>
          <table:table-cell office:value-type="string" calcext:value-type="string">
            <text:p>Taki aby inne wyprzedzające pojazdy mogły bezpiecznie wjechać w lukę utrzymywaną między tymi pojazdami.</text:p>
          </table:table-cell>
          <table:table-cell office:value-type="string" calcext:value-type="string">
            <text:p>40 m, jeżeli poruszasz się z prędkością 80 km/h.</text:p>
          </table:table-cell>
        </table:table-row>
        <table:table-row table:style-name="ro1">
          <table:table-cell office:value-type="float" office:value="13047" calcext:value-type="float">
            <text:p>13047</text:p>
          </table:table-cell>
          <table:table-cell office:value-type="string" calcext:value-type="string">
            <text:p>Z jaką prędkością nie wolno poruszać się motocyklem po tej drodze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w3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 km/h, bez względu na warunki panujące na drodze.</text:p>
          </table:table-cell>
          <table:table-cell office:value-type="string" calcext:value-type="string">
            <text:p>140 km/h.</text:p>
          </table:table-cell>
          <table:table-cell office:value-type="string" calcext:value-type="string">
            <text:p>80 km/h, jeżeli przewozisz 6 letnie dziecko.</text:p>
          </table:table-cell>
        </table:table-row>
        <table:table-row table:style-name="ro1">
          <table:table-cell office:value-type="float" office:value="13048" calcext:value-type="float">
            <text:p>13048</text:p>
          </table:table-cell>
          <table:table-cell office:value-type="string" calcext:value-type="string">
            <text:p>Który ze znaków ograniczających dopuszczalną prędkość nie dotyczy kierującego motorowerem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w5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B.</text:p>
          </table:table-cell>
          <table:table-cell office:value-type="string" calcext:value-type="string">
            <text:p>C.</text:p>
          </table:table-cell>
        </table:table-row>
        <table:table-row table:style-name="ro1">
          <table:table-cell office:value-type="float" office:value="13049" calcext:value-type="float">
            <text:p>13049</text:p>
          </table:table-cell>
          <table:table-cell office:value-type="string" calcext:value-type="string">
            <text:p>Kogo dotyczy ograniczenie prędkości wyrażone tymi znakami?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w2n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erującego motorowerem.</text:p>
          </table:table-cell>
          <table:table-cell office:value-type="string" calcext:value-type="string">
            <text:p>Kierującego motocyklem.</text:p>
          </table:table-cell>
          <table:table-cell office:value-type="string" calcext:value-type="string">
            <text:p>Kierującego pojazdem silnikowym za wyjątkiem motocykla.</text:p>
          </table:table-cell>
        </table:table-row>
        <table:table-row table:style-name="ro1">
          <table:table-cell office:value-type="float" office:value="13051" calcext:value-type="float">
            <text:p>13051</text:p>
          </table:table-cell>
          <table:table-cell office:value-type="string" calcext:value-type="string">
            <text:p>Z jaką prędkością wolno poruszać się tak oznakowaną drogą jednojezdniową kierując samochodem osobowym?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w10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0 km/h.</text:p>
          </table:table-cell>
          <table:table-cell office:value-type="string" calcext:value-type="string">
            <text:p>100 km/h.</text:p>
          </table:table-cell>
          <table:table-cell office:value-type="string" calcext:value-type="string">
            <text:p>120 km/h.</text:p>
          </table:table-cell>
        </table:table-row>
        <table:table-row table:style-name="ro1">
          <table:table-cell office:value-type="float" office:value="13056" calcext:value-type="float">
            <text:p>13056</text:p>
          </table:table-cell>
          <table:table-cell office:value-type="string" calcext:value-type="string">
            <text:p>Jaka jest dopuszczalna prędkość samochodu osobowego z przyczepą na tak oznakowanej drodze?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w16n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0 km/h za znakiem zakazu.</text:p>
          </table:table-cell>
          <table:table-cell office:value-type="string" calcext:value-type="string">
            <text:p>50 km/h.</text:p>
          </table:table-cell>
          <table:table-cell office:value-type="string" calcext:value-type="string">
            <text:p>40 km/h.</text:p>
          </table:table-cell>
        </table:table-row>
        <table:table-row table:style-name="ro1">
          <table:table-cell office:value-type="float" office:value="13060" calcext:value-type="float">
            <text:p>13060</text:p>
          </table:table-cell>
          <table:table-cell office:value-type="string" calcext:value-type="string">
            <text:p>Z jaką maksymalną prędkością kierującemu samochodem osobowym z przyczepą wolno jechać po tej drodze poza obszarem zabudowanym?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w11n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0 km/h.</text:p>
          </table:table-cell>
          <table:table-cell office:value-type="string" calcext:value-type="string">
            <text:p>100 km/h.</text:p>
          </table:table-cell>
          <table:table-cell office:value-type="string" calcext:value-type="string">
            <text:p>90 km/h.</text:p>
          </table:table-cell>
        </table:table-row>
        <table:table-row table:style-name="ro1">
          <table:table-cell office:value-type="float" office:value="13061" calcext:value-type="float">
            <text:p>13061</text:p>
          </table:table-cell>
          <table:table-cell office:value-type="string" calcext:value-type="string">
            <text:p>Z jaką dopuszczalną prędkością kierującemu autobusem wolno kontynuować jazdę za tym znakiem zakazu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w28n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0 km/h, jeżeli dmc autobusu nie przekracza 3,5 tony.</text:p>
          </table:table-cell>
          <table:table-cell office:value-type="string" calcext:value-type="string">
            <text:p>70 km/h, bez względu na jego dmc.</text:p>
          </table:table-cell>
          <table:table-cell office:value-type="string" calcext:value-type="string">
            <text:p>50 km/h ciągnącym przyczepę bez względu na dmc zespołu.</text:p>
          </table:table-cell>
        </table:table-row>
        <table:table-row table:style-name="ro1">
          <table:table-cell office:value-type="float" office:value="13062" calcext:value-type="float">
            <text:p>13062</text:p>
          </table:table-cell>
          <table:table-cell office:value-type="string" calcext:value-type="string">
            <text:p>Jaki minimalny odstęp boczny należy zachować, wyprzedzając motocyklem kierującego rowerem?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w8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m.</text:p>
          </table:table-cell>
          <table:table-cell office:value-type="string" calcext:value-type="string">
            <text:p>2 m.</text:p>
          </table:table-cell>
          <table:table-cell office:value-type="string" calcext:value-type="string">
            <text:p>1,5 m, gdy jest to motocykl z bocznym wózkiem.</text:p>
          </table:table-cell>
        </table:table-row>
        <table:table-row table:style-name="ro1">
          <table:table-cell office:value-type="float" office:value="13063" calcext:value-type="float">
            <text:p>13063</text:p>
          </table:table-cell>
          <table:table-cell office:value-type="string" calcext:value-type="string">
            <text:p>Z jaką prędkością wolno kontynuować jazdę samochodem osobowym za tymi znakami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w22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0 km/h do najbliższego skrzyżowania a następnie 50 km/h.</text:p>
          </table:table-cell>
          <table:table-cell office:value-type="string" calcext:value-type="string">
            <text:p>30 km/h do tablicy z nazwą początku miejscowości a następnie 90 km/h.</text:p>
          </table:table-cell>
          <table:table-cell office:value-type="string" calcext:value-type="string">
            <text:p>30 km/h na całym odcinku drogi biegnącej na obszarze zabudowanym.</text:p>
          </table:table-cell>
        </table:table-row>
        <table:table-row table:style-name="ro1">
          <table:table-cell office:value-type="float" office:value="13067" calcext:value-type="float">
            <text:p>13067</text:p>
          </table:table-cell>
          <table:table-cell office:value-type="string" calcext:value-type="string">
            <text:p>Czy w tej sytuacji masz obowiązek ustąpienia pierwszeństwa pieszemu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 dod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68" calcext:value-type="float">
            <text:p>13068</text:p>
          </table:table-cell>
          <table:table-cell office:value-type="string" calcext:value-type="string">
            <text:p>Czy w tej sytuacji masz obowiązek zmniejszyć prędkość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dod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69" calcext:value-type="float">
            <text:p>13069</text:p>
          </table:table-cell>
          <table:table-cell office:value-type="string" calcext:value-type="string">
            <text:p>Czy w tej sytuacji wystarczy, że zachowasz wyłącznie szczególną ostrożność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dod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70" calcext:value-type="float">
            <text:p>13070</text:p>
          </table:table-cell>
          <table:table-cell office:value-type="string" calcext:value-type="string">
            <text:p>Czy w tej sytuacji masz obowiązek zmniejszenia prędkości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71" calcext:value-type="float">
            <text:p>13071</text:p>
          </table:table-cell>
          <table:table-cell office:value-type="string" calcext:value-type="string">
            <text:p>Czy w tej sytuacji masz obowiązek zachować jedynie ostrożność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72" calcext:value-type="float">
            <text:p>13072</text:p>
          </table:table-cell>
          <table:table-cell office:value-type="string" calcext:value-type="string">
            <text:p>Czy w tej sytuacji, zbliżając się do przejścia dla pieszych, masz obowiązek zmniejszyć prędkość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73" calcext:value-type="float">
            <text:p>13073</text:p>
          </table:table-cell>
          <table:table-cell office:value-type="string" calcext:value-type="string">
            <text:p>Czy w tej sytuacji, przy niedziałającej sygnalizacji świetlnej, masz obowiązek ustąpienia pierwszeństwa pieszemu z lewej strony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-9.2021.jpg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74" calcext:value-type="float">
            <text:p>13074</text:p>
          </table:table-cell>
          <table:table-cell office:value-type="string" calcext:value-type="string">
            <text:p>Czy w tej sytuacji, nie widząc innych uczestników ruchu drogowego, jesteś zwolniony z obowiązku zachowania szczególnej ostrożności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75" calcext:value-type="float">
            <text:p>13075</text:p>
          </table:table-cell>
          <table:table-cell office:value-type="string" calcext:value-type="string">
            <text:p>Czy w tej sytuacji masz podstawy do zastosowania tzw. ograniczonego zaufania wobec kierującego pojazdem wjeżdżającym na skrzyżowanie z prawej strony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-9.2021 2xbis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76" calcext:value-type="float">
            <text:p>13076</text:p>
          </table:table-cell>
          <table:table-cell office:value-type="string" calcext:value-type="string">
            <text:p>Czy w tej sytuacji dozwolony jest przejazd przez skrzyżowanie bez zmniejszenia prędkości pojazdu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77" calcext:value-type="float">
            <text:p>13077</text:p>
          </table:table-cell>
          <table:table-cell office:value-type="string" calcext:value-type="string">
            <text:p>Czy w tej sytuacji masz obowiązek zmniejszenia prędkości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78" calcext:value-type="float">
            <text:p>13078</text:p>
          </table:table-cell>
          <table:table-cell office:value-type="string" calcext:value-type="string">
            <text:p>Czy w tej sytuacji możesz przyspieszyć, jeżeli nie przekroczysz prędkości dozwolonej na tej drodz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79" calcext:value-type="float">
            <text:p>13079</text:p>
          </table:table-cell>
          <table:table-cell office:value-type="string" calcext:value-type="string">
            <text:p>Czy w tej sytuacji masz podstawy sądzić, że zmiana sygnałów świetlnych nadawanych przez sygnalizatory nastąpi w krótkim czasi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80" calcext:value-type="float">
            <text:p>13080</text:p>
          </table:table-cell>
          <table:table-cell office:value-type="string" calcext:value-type="string">
            <text:p>Czy w tej sytuacji znak 'ustąp pierwszeństwa' ustawiony przed skrzyżowaniem ma zastosowanie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-9.2021 bis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81" calcext:value-type="float">
            <text:p>13081</text:p>
          </table:table-cell>
          <table:table-cell office:value-type="string" calcext:value-type="string">
            <text:p>Czy w tej sytuacji skręcając w lewo na skrzyżowaniu, masz obowiązek ustąpić pierwszeństwa pojazdowi jadącemu z kierunku przeciwnego na wprost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82" calcext:value-type="float">
            <text:p>13082</text:p>
          </table:table-cell>
          <table:table-cell office:value-type="string" calcext:value-type="string">
            <text:p>Czy w tej sytuacji przejeżdżając na wprost przez skrzyżowanie, możesz zrezygnować z zachowania szczególnej ostrożności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83" calcext:value-type="float">
            <text:p>13083</text:p>
          </table:table-cell>
          <table:table-cell office:value-type="string" calcext:value-type="string">
            <text:p>Czy w tej sytuacji wolno Ci zawrócić na najbliższym skrzyżowaniu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84" calcext:value-type="float">
            <text:p>13084</text:p>
          </table:table-cell>
          <table:table-cell office:value-type="string" calcext:value-type="string">
            <text:p>Czy na tym skrzyżowaniu dozwolone jest wyprzedzanie innych pojazdów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85" calcext:value-type="float">
            <text:p>13085</text:p>
          </table:table-cell>
          <table:table-cell office:value-type="string" calcext:value-type="string">
            <text:p>Czy w tej sytuacji wolno Ci zawrócić pod warunkiem upewnienia się, że nie utrudnisz ruchu innym jego uczestnikom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-9.2021 bis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86" calcext:value-type="float">
            <text:p>13086</text:p>
          </table:table-cell>
          <table:table-cell office:value-type="string" calcext:value-type="string">
            <text:p>Czy widoczny sygnał żółty zawsze oznacza zakaz wjazdu za sygnalizator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-9.2021.jpg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87" calcext:value-type="float">
            <text:p>13087</text:p>
          </table:table-cell>
          <table:table-cell office:value-type="string" calcext:value-type="string">
            <text:p>Jaka jest maksymalna dopuszczalna prędkość samochodu osobowego poruszającego się po tej drodze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w285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0km/h.</text:p>
          </table:table-cell>
          <table:table-cell office:value-type="string" calcext:value-type="string">
            <text:p>100 km/h.</text:p>
          </table:table-cell>
          <table:table-cell office:value-type="string" calcext:value-type="string">
            <text:p>90 km/h.</text:p>
          </table:table-cell>
        </table:table-row>
        <table:table-row table:style-name="ro1">
          <table:table-cell office:value-type="float" office:value="13089" calcext:value-type="float">
            <text:p>13089</text:p>
          </table:table-cell>
          <table:table-cell office:value-type="string" calcext:value-type="string">
            <text:p>Z jaką maksymalną prędkością wolno kontynuować jazdę na wprost kierując samochodem ciężarowym o dmc wynoszącej 3 tony?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w13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0 km/h.</text:p>
          </table:table-cell>
          <table:table-cell office:value-type="string" calcext:value-type="string">
            <text:p>90 km/h.</text:p>
          </table:table-cell>
          <table:table-cell office:value-type="string" calcext:value-type="string">
            <text:p>70 km/h .</text:p>
          </table:table-cell>
        </table:table-row>
        <table:table-row table:style-name="ro1">
          <table:table-cell office:value-type="float" office:value="13090" calcext:value-type="float">
            <text:p>13090</text:p>
          </table:table-cell>
          <table:table-cell office:value-type="string" calcext:value-type="string">
            <text:p>Czy w tej sytuacji, kiedy na sygnalizatorze nadawane jest sygnał żółty migający, powinieneś ustąpić pierwszeństwa pieszemu z lewej strony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-9.2021.jpg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91" calcext:value-type="float">
            <text:p>13091</text:p>
          </table:table-cell>
          <table:table-cell office:value-type="string" calcext:value-type="string">
            <text:p>Czy w tej sytuacji, zbliżając się do skrzyżowania, jesteś zwolniony z obowiązku zachowania szczególnej ostrożności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92" calcext:value-type="float">
            <text:p>13092</text:p>
          </table:table-cell>
          <table:table-cell office:value-type="string" calcext:value-type="string">
            <text:p>Czy w przedstawionej sytuacji należy zachować szczególną ostrożność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93" calcext:value-type="float">
            <text:p>13093</text:p>
          </table:table-cell>
          <table:table-cell office:value-type="string" calcext:value-type="string">
            <text:p>Czy przejeżdżając obok widocznego przystanku tramwajowego jesteś zwolniony z obowiązku zachowania szczególnej ostrożności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94" calcext:value-type="float">
            <text:p>13094</text:p>
          </table:table-cell>
          <table:table-cell office:value-type="string" calcext:value-type="string">
            <text:p>Czy podczas cofania, przy braku innych uczestników ruchu na tym odcinku drogi, możesz zrezygnować z zachowania szczególnej ostrożności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95" calcext:value-type="float">
            <text:p>13095</text:p>
          </table:table-cell>
          <table:table-cell office:value-type="string" calcext:value-type="string">
            <text:p>Czy w tej sytuacji możesz nie zachowywać szczególnej ostrożności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96" calcext:value-type="float">
            <text:p>13096</text:p>
          </table:table-cell>
          <table:table-cell office:value-type="string" calcext:value-type="string">
            <text:p>Czy w tej sytuacji powinieneś zmniejszyć prędkość i zachować szczególną ostrożność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97" calcext:value-type="float">
            <text:p>13097</text:p>
          </table:table-cell>
          <table:table-cell office:value-type="string" calcext:value-type="string">
            <text:p>Czy w tej sytuacji powinieneś zachować szczególną ostrożność i zmniejszyć prędkość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98" calcext:value-type="float">
            <text:p>13098</text:p>
          </table:table-cell>
          <table:table-cell office:value-type="string" calcext:value-type="string">
            <text:p>Czy w tej sytuacji jadąc w tunelu za pojazdem szynowym, masz obowiązek zachować szczególną ostrożność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99" calcext:value-type="float">
            <text:p>13099</text:p>
          </table:table-cell>
          <table:table-cell office:value-type="string" calcext:value-type="string">
            <text:p>Czy w tej sytuacji powinieneś zachować ograniczone zaufanie wobec wyprzedzanego rowerzysty, który nie trzyma rąk na kierownicy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00" calcext:value-type="float">
            <text:p>13100</text:p>
          </table:table-cell>
          <table:table-cell office:value-type="string" calcext:value-type="string">
            <text:p>Czy kierując pojazdem po zmierzchu oraz przy znacznym zachmurzeniu powinieneś zachować szczególną ostrożność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01" calcext:value-type="float">
            <text:p>13101</text:p>
          </table:table-cell>
          <table:table-cell office:value-type="string" calcext:value-type="string">
            <text:p>Czy w tej sytuacji zbliżasz się do przecięcia z torowiskiem, które jest z pierwszeństwem przejazdu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 W1(352)1.jpg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02" calcext:value-type="float">
            <text:p>13102</text:p>
          </table:table-cell>
          <table:table-cell office:value-type="string" calcext:value-type="string">
            <text:p>Czy w tej sytuacji masz obowiązek ustąpienia pierwszeństwa pojazdom poruszającym się drogą poprzeczną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1_353_.mp4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03" calcext:value-type="float">
            <text:p>13103</text:p>
          </table:table-cell>
          <table:table-cell office:value-type="string" calcext:value-type="string">
            <text:p>Czy na takich światłach możesz poruszać się w dzień w warunkach zmniejszonej przejrzystości powietrza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M_W14(153)1.jpg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04" calcext:value-type="float">
            <text:p>13104</text:p>
          </table:table-cell>
          <table:table-cell office:value-type="string" calcext:value-type="string">
            <text:p>Czy możesz poruszać się na światłach przeciwmgłowych przednich w czasie opadów deszczu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14(154)1.jpg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05" calcext:value-type="float">
            <text:p>13105</text:p>
          </table:table-cell>
          <table:table-cell office:value-type="string" calcext:value-type="string">
            <text:p>Czy masz obowiązek wyłączyć światła przeciwmgłowe tylne, jeżeli widoczność jest większa niż 50 m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14(155)1.jpg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06" calcext:value-type="float">
            <text:p>13106</text:p>
          </table:table-cell>
          <table:table-cell office:value-type="string" calcext:value-type="string">
            <text:p>Czy masz obowiązek ustąpić pierwszeństwa pieszemu zbliżającemu się do przejścia dla pieszych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M_W16_316_317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07" calcext:value-type="float">
            <text:p>13107</text:p>
          </table:table-cell>
          <table:table-cell office:value-type="string" calcext:value-type="string">
            <text:p>Czy w tej sytuacji masz obowiązek zwiększyć uwagę w stopniu umożliwiającym odpowiednio szybkie reagowani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16_327n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08" calcext:value-type="float">
            <text:p>13108</text:p>
          </table:table-cell>
          <table:table-cell office:value-type="string" calcext:value-type="string">
            <text:p>Czy w tej sytuacji masz obowiązek zatrzymać pojazd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16(318,319)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09" calcext:value-type="float">
            <text:p>13109</text:p>
          </table:table-cell>
          <table:table-cell office:value-type="string" calcext:value-type="string">
            <text:p>Czy w tej sytuacji możesz kontynuować jazdę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M_W16(318,319)NN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11" calcext:value-type="float">
            <text:p>13111</text:p>
          </table:table-cell>
          <table:table-cell office:value-type="string" calcext:value-type="string">
            <text:p>Czy w tej sytuacji masz obowiązek zatrzymać pojazd w celu ustąpienia pierwszeństwa pieszemu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M_W16_321_N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12" calcext:value-type="float">
            <text:p>13112</text:p>
          </table:table-cell>
          <table:table-cell office:value-type="string" calcext:value-type="string">
            <text:p>Czy w tej sytuacji musisz ograniczyć zaufanie do pieszego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16_(322)N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13" calcext:value-type="float">
            <text:p>13113</text:p>
          </table:table-cell>
          <table:table-cell office:value-type="string" calcext:value-type="string">
            <text:p>Czy w tej sytuacji masz obowiązek powstrzymać się od ruchu w celu ustąpienia pierwszeństwa pieszemu wchodzącemu na przejści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16(323)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14" calcext:value-type="float">
            <text:p>13114</text:p>
          </table:table-cell>
          <table:table-cell office:value-type="string" calcext:value-type="string">
            <text:p>Czy w tej sytuacji masz obowiązek zatrzymać pojazd w celu ustąpienia pierwszeństwa pieszemu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16(324)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16" calcext:value-type="float">
            <text:p>13116</text:p>
          </table:table-cell>
          <table:table-cell office:value-type="string" calcext:value-type="string">
            <text:p>Czy za tym znakiem 'strefa zamieszkania' urządzenia wymuszające powolną jazdę mogą nie być oznakowane znakami ostrzegawczymi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07_strefa_zamieszkania_i_progi.mp4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17" calcext:value-type="float">
            <text:p>13117</text:p>
          </table:table-cell>
          <table:table-cell office:value-type="string" calcext:value-type="string">
            <text:p>Czy ten znak drogowy uprzedza o początku odcinka drogi, na którym średnia prędkość jazdy jest <text:s/>kontrolowana i rejestrowana przez stacjonarne urządzenie rejestrując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18_pomiar_predkosci.mp4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13118" calcext:value-type="float">
            <text:p>13118</text:p>
          </table:table-cell>
          <table:table-cell office:value-type="string" calcext:value-type="string">
            <text:p>Czy w tej sytuacji powinieneś zwiększyć uwagę, w stopniu umożliwiającym odpowiednio szybkie</text:p>
            <text:p>reagowani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16_326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19" calcext:value-type="float">
            <text:p>13119</text:p>
          </table:table-cell>
          <table:table-cell office:value-type="string" calcext:value-type="string">
            <text:p>Czy ten znak oznacza wjazd do strefy czystego transportu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nak_D54.jpg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20" calcext:value-type="float">
            <text:p>13120</text:p>
          </table:table-cell>
          <table:table-cell office:value-type="string" calcext:value-type="string">
            <text:p>Czy ten znak zezwala na wjazd do strefy czystego transportu tylko pojazdom elektrycznym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nak_D54.jpg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21" calcext:value-type="float">
            <text:p>13121</text:p>
          </table:table-cell>
          <table:table-cell office:value-type="string" calcext:value-type="string">
            <text:p>Czy masz obowiązek ustąpić pierwszeństwa pieszemu wchodzącemu na przejście dla pieszych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M_W16_327n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22" calcext:value-type="float">
            <text:p>13122</text:p>
          </table:table-cell>
          <table:table-cell office:value-type="string" calcext:value-type="string">
            <text:p>Czy ten znak zezwala na wjazd do strefy czystego transportu pojazdom napędzanym wodorem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nak_D54.jpg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23" calcext:value-type="float">
            <text:p>13123</text:p>
          </table:table-cell>
          <table:table-cell office:value-type="string" calcext:value-type="string">
            <text:p>Czy ten znak zezwala na wjazd do strefy czystego transportu pojazdem, który jest napędzany gazem ziemnym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nak_D54.jpg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24" calcext:value-type="float">
            <text:p>13124</text:p>
          </table:table-cell>
          <table:table-cell office:value-type="string" calcext:value-type="string">
            <text:p>Czy najbliższy znak informuje kierującego pojazdem, że wjazd na drogę znajdującą się po prawej stronie jest zabroniony dla niektórych pojazdów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16_wjazd_doTarnowa_i_C5.mp4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25" calcext:value-type="float">
            <text:p>13125</text:p>
          </table:table-cell>
          <table:table-cell office:value-type="string" calcext:value-type="string">
            <text:p>Czy znak ten uprzedza kierującego, że w razie jazdy na wprost, po przejechaniu odcinka 450 m za skrzyżowaniem będzie obowiązywał zakaz ruchu pojazdów 5 ton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23_znaki_uprzedzajace_o_zakazie.mp4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26" calcext:value-type="float">
            <text:p>13126</text:p>
          </table:table-cell>
          <table:table-cell office:value-type="string" calcext:value-type="string">
            <text:p>Czy kierując pojazdem o dopuszczalnej masie całkowitej przekraczającej 5 ton, widząc ten znak informacyjny, będziesz miał możliwość zawrócenia przed miejscem, w którym wjazd jest zabroniony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24_zakaz_za350m.mp4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27" calcext:value-type="float">
            <text:p>13127</text:p>
          </table:table-cell>
          <table:table-cell office:value-type="string" calcext:value-type="string">
            <text:p>Czy za tym znakiem 'strefa zamieszkania' kierujący może spodziewać się pieszych, korzystających z całej szerokości drogi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07_strefa_zamieszkania_i_progi.mp4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28" calcext:value-type="float">
            <text:p>13128</text:p>
          </table:table-cell>
          <table:table-cell office:value-type="string" calcext:value-type="string">
            <text:p>Czy ten znak oznacza, że przejeżdżasz przed kierującym zbliżającym się z kierunku przeciwnego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21_znak_informacyjny_strzalki.mp4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29" calcext:value-type="float">
            <text:p>13129</text:p>
          </table:table-cell>
          <table:table-cell office:value-type="string" calcext:value-type="string">
            <text:p>Czy ten znak drogowy uprzedza o miejscu, w którym prędkość jazdy jest kontrolowana i rejestrowana przez stacjonarne urządzenie rejestrujące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18_pomiar_predkosci.mp4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30" calcext:value-type="float">
            <text:p>13130</text:p>
          </table:table-cell>
          <table:table-cell office:value-type="string" calcext:value-type="string">
            <text:p>Czy kierujący zespołem pojazdów o rzeczywistej masie całkowitej powyżej 3,5 tony jest uprzedzany o zakazie występującym na wskazanej drodze bezpośrednio za skrzyżowaniem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23_znaki_uprzedzajace_o_zakazie.mp4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31" calcext:value-type="float">
            <text:p>13131</text:p>
          </table:table-cell>
          <table:table-cell office:value-type="string" calcext:value-type="string">
            <text:p>Czy w tej sytuacji masz obowiązek ustąpić pierwszeństwa pieszemu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F06a_2ujecie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32" calcext:value-type="float">
            <text:p>13132</text:p>
          </table:table-cell>
          <table:table-cell office:value-type="string" calcext:value-type="string">
            <text:p>Czy w przedstawionej sytuacji masz obowiązek ustąpić pierwszeństwa pieszemu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06_oczekujacy_na_przejsciu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33" calcext:value-type="float">
            <text:p>13133</text:p>
          </table:table-cell>
          <table:table-cell office:value-type="string" calcext:value-type="string">
            <text:p>Czy w przedstawionej sytuacji możesz przejechać przed pieszym, który oczekuje na przejście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02_znajdujacy_sie_na_przejsciu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34" calcext:value-type="float">
            <text:p>13134</text:p>
          </table:table-cell>
          <table:table-cell office:value-type="string" calcext:value-type="string">
            <text:p>Czy w przedstawionej sytuacji możesz przejechać przed pieszym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0546_lwowska_pieszy_na_przejsciu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35" calcext:value-type="float">
            <text:p>13135</text:p>
          </table:table-cell>
          <table:table-cell office:value-type="string" calcext:value-type="string">
            <text:p>Czy w przedstawionej sytuacji doszło do nieustąpienia pierwszeństwa pieszemu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F06c_2ujecie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36" calcext:value-type="float">
            <text:p>13136</text:p>
          </table:table-cell>
          <table:table-cell office:value-type="string" calcext:value-type="string">
            <text:p>Czy w przedstawionej sytuacji masz obowiązek ustąpić pierwszeństwa pieszemu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F06b_2ujecie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37" calcext:value-type="float">
            <text:p>13137</text:p>
          </table:table-cell>
          <table:table-cell office:value-type="string" calcext:value-type="string">
            <text:p>Czy w przedstawionej sytuacji masz obowiązek ustąpić pierwszeństwa pieszemu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08_pieszy_na_jezdni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38" calcext:value-type="float">
            <text:p>13138</text:p>
          </table:table-cell>
          <table:table-cell office:value-type="string" calcext:value-type="string">
            <text:p>Czy w tej sytuacji masz obowiązek ustąpić pierwszeństwa pieszemu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F08b_2ujecie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39" calcext:value-type="float">
            <text:p>13139</text:p>
          </table:table-cell>
          <table:table-cell office:value-type="string" calcext:value-type="string">
            <text:p>Czy w tej sytuacji masz obowiązek zatrzymać pojazd w celu umożliwienia przejścia pieszemu przez jezdnię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F02a_2ujecie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40" calcext:value-type="float">
            <text:p>13140</text:p>
          </table:table-cell>
          <table:table-cell office:value-type="string" calcext:value-type="string">
            <text:p>Czy w tej sytuacji masz obowiązek zatrzymać pojazd i umożliwić pieszemu przejście na drugą stronę drogi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F08a_2ujecie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41" calcext:value-type="float">
            <text:p>13141</text:p>
          </table:table-cell>
          <table:table-cell office:value-type="string" calcext:value-type="string">
            <text:p>Czy w tej sytuacji skręcając w prawo do posesji, masz obowiązek ustąpić pierwszeństwa pieszemu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F10_2ujecie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42" calcext:value-type="float">
            <text:p>13142</text:p>
          </table:table-cell>
          <table:table-cell office:value-type="string" calcext:value-type="string">
            <text:p>Czy w przedstawionej sytuacji możesz wyprzedzić pojazd z prawej strony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25a_wyprzedzanie_z_prawej_i_lewej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43" calcext:value-type="float">
            <text:p>13143</text:p>
          </table:table-cell>
          <table:table-cell office:value-type="string" calcext:value-type="string">
            <text:p>Czy w przedstawionej sytuacji możesz wykonać manewr wyprzedzania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11_wyprzedzanie_przed_przejsciem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44" calcext:value-type="float">
            <text:p>13144</text:p>
          </table:table-cell>
          <table:table-cell office:value-type="string" calcext:value-type="string">
            <text:p>Czy na tym skrzyżowaniu możesz wyprzedzić pojazd z prawej strony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20_wyprzedzanie_skrzyzowanie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45" calcext:value-type="float">
            <text:p>13145</text:p>
          </table:table-cell>
          <table:table-cell office:value-type="string" calcext:value-type="string">
            <text:p>Czy w przedstawionej sytuacji możesz wyprzedzić z lewej lub prawej strony pojazd jadący przed Tobą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25a_wyprzedzanie_z_prawej_i_lewej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46" calcext:value-type="float">
            <text:p>13146</text:p>
          </table:table-cell>
          <table:table-cell office:value-type="string" calcext:value-type="string">
            <text:p>Czy podczas wyprzedzania hulajnogi elektrycznej masz obowiązek zachować odstęp nie mniejszy niż jeden metr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-W12_457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47" calcext:value-type="float">
            <text:p>13147</text:p>
          </table:table-cell>
          <table:table-cell office:value-type="string" calcext:value-type="string">
            <text:p>Czy w tej sytuacji musisz powstrzymać się od wyprzedzania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-W12_458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48" calcext:value-type="float">
            <text:p>13148</text:p>
          </table:table-cell>
          <table:table-cell office:value-type="string" calcext:value-type="string">
            <text:p>Czy w tej sytuacji możesz wyprzedzać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M-W12_459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49" calcext:value-type="float">
            <text:p>13149</text:p>
          </table:table-cell>
          <table:table-cell office:value-type="string" calcext:value-type="string">
            <text:p>Czy w tej sytuacji wolno Ci wyprzedzić rowerzystę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M_W12_(460)N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50" calcext:value-type="float">
            <text:p>13150</text:p>
          </table:table-cell>
          <table:table-cell office:value-type="string" calcext:value-type="string">
            <text:p>Czy w przedstawionej sytuacji możesz wyprzedzić pojazd z prawej strony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F19_2ujecie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51" calcext:value-type="float">
            <text:p>13151</text:p>
          </table:table-cell>
          <table:table-cell office:value-type="string" calcext:value-type="string">
            <text:p>Czy w tej sytuacji możesz wyprzedzić na przejściu dla pieszych, pojazd jadący lewym pasem ruchu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20a_wyprzedzanie_przejscie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52" calcext:value-type="float">
            <text:p>13152</text:p>
          </table:table-cell>
          <table:table-cell office:value-type="string" calcext:value-type="string">
            <text:p>Czy w tej sytuacji możesz kontynuować jazdę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M_W9-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53" calcext:value-type="float">
            <text:p>13153</text:p>
          </table:table-cell>
          <table:table-cell office:value-type="string" calcext:value-type="string">
            <text:p>Czy w tej sytuacji masz obowiązek powstrzymać się od ruchu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9-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54" calcext:value-type="float">
            <text:p>13154</text:p>
          </table:table-cell>
          <table:table-cell office:value-type="string" calcext:value-type="string">
            <text:p>Czy w tej sytuacji możesz kontynuować jazdę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9-2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55" calcext:value-type="float">
            <text:p>13155</text:p>
          </table:table-cell>
          <table:table-cell office:value-type="string" calcext:value-type="string">
            <text:p>Czy w tej sytuacji, żeby kontynuować jazdę, musisz oczekiwać na zmianę sygnału czerwonego na zielony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M_W9-2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56" calcext:value-type="float">
            <text:p>13156</text:p>
          </table:table-cell>
          <table:table-cell office:value-type="string" calcext:value-type="string">
            <text:p>Czy wolno Ci wyprzedzić na przejściu dla pieszych pojazd jadący prawym pasem ruchu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22_wyprzedzanie_przed_przejsciem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57" calcext:value-type="float">
            <text:p>13157</text:p>
          </table:table-cell>
          <table:table-cell office:value-type="string" calcext:value-type="string">
            <text:p>Czy w tej sytuacji wolno Ci wykonać manewr wyprzedzania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12_wyprzedzanie_przed_skrzyzowaniem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58" calcext:value-type="float">
            <text:p>13158</text:p>
          </table:table-cell>
          <table:table-cell office:value-type="string" calcext:value-type="string">
            <text:p>Czy na tej jezdni zabronione jest wyprzedzanie z prawej strony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25a_wyprzedzanie_z_prawej_i_lewej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59" calcext:value-type="float">
            <text:p>13159</text:p>
          </table:table-cell>
          <table:table-cell office:value-type="string" calcext:value-type="string">
            <text:p>Czy w tej sytuacji wolno Ci wyprzedzić jadący przed Tobą pojazd z prawej strony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25_wyprzedzanie_z_prawej_strony_przejscie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60" calcext:value-type="float">
            <text:p>13160</text:p>
          </table:table-cell>
          <table:table-cell office:value-type="string" calcext:value-type="string">
            <text:p>Czy w tej sytuacji możesz kontynuować jazdę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M_W9 - 3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61" calcext:value-type="float">
            <text:p>13161</text:p>
          </table:table-cell>
          <table:table-cell office:value-type="string" calcext:value-type="string">
            <text:p>Czy w tej sytuacji musisz oczekiwać na opuszczenie przejścia dla pieszych przez dzieci i osobę kierującą ruchem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9 - 3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62" calcext:value-type="float">
            <text:p>13162</text:p>
          </table:table-cell>
          <table:table-cell office:value-type="string" calcext:value-type="string">
            <text:p>Czy w tej sytuacji musisz się zatrzymać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9-4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63" calcext:value-type="float">
            <text:p>13163</text:p>
          </table:table-cell>
          <table:table-cell office:value-type="string" calcext:value-type="string">
            <text:p>Czy w tej sytuacji wolno Ci kontynuować jazdę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9-4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64" calcext:value-type="float">
            <text:p>13164</text:p>
          </table:table-cell>
          <table:table-cell office:value-type="string" calcext:value-type="string">
            <text:p>Czy w tej sytuacji masz obowiązek zmniejszyć prędkość, żeby nie narazić pieszego na niebezpieczeństwo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16_326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65" calcext:value-type="float">
            <text:p>13165</text:p>
          </table:table-cell>
          <table:table-cell office:value-type="string" calcext:value-type="string">
            <text:p>Czy wyprzedzając rowerzystę masz obowiązek zachować odstęp nie mniejszy niż jeden metr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12_(467)N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66" calcext:value-type="float">
            <text:p>13166</text:p>
          </table:table-cell>
          <table:table-cell office:value-type="string" calcext:value-type="string">
            <text:p>Czy w tej sytuacji możesz rozpocząć wyprzedzanie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lip7 00_00_05-00_00_13~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67" calcext:value-type="float">
            <text:p>13167</text:p>
          </table:table-cell>
          <table:table-cell office:value-type="string" calcext:value-type="string">
            <text:p>Czy w tej sytuacji masz obowiązek sygnalizować manewr wyprzedzania z prawej strony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M_W12_(471,469) N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68" calcext:value-type="float">
            <text:p>13168</text:p>
          </table:table-cell>
          <table:table-cell office:value-type="string" calcext:value-type="string">
            <text:p>Czy w tej sytuacji powstrzymasz się od wyprzedzania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12_(470) N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69" calcext:value-type="float">
            <text:p>13169</text:p>
          </table:table-cell>
          <table:table-cell office:value-type="string" calcext:value-type="string">
            <text:p>Czy w tej sytuacji możesz przejechać obok rowerzysty z prawej strony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12_(471,469) N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70" calcext:value-type="float">
            <text:p>13170</text:p>
          </table:table-cell>
          <table:table-cell office:value-type="string" calcext:value-type="string">
            <text:p>Czy wyprzedzając hulajnogę elektryczną masz obowiązek utrzymać odstęp nie mniejszy niż 1 m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-W12_457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71" calcext:value-type="float">
            <text:p>13171</text:p>
          </table:table-cell>
          <table:table-cell office:value-type="string" calcext:value-type="string">
            <text:p>Czy masz obowiązek ustąpić pierwszeństwa pieszemu wchodzącemu na przejści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16_(340)N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questions.A1:questions.I338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0">00.00.0000</text:date>, <text:time style:data-style-name="N2" text:time-value="23:21:27.284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4.2$Windows_X86_64 LibreOffice_project/36ccfdc35048b057fd9854c757a8b67ec53977b6</meta:generator>
    <dc:date>2023-11-10T23:21:59.726000000</dc:date>
    <meta:editing-duration>PT5M34S</meta:editing-duration>
    <meta:editing-cycles>6</meta:editing-cycles>
    <meta:document-statistic meta:table-count="1" meta:cell-count="2415" meta:object-count="0"/>
  </office:meta>
</office:document-meta>
</file>